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8.807cm" fo:margin-left="-1.61cm" table:align="left" style:writing-mode="lr-tb"/>
    </style:style>
    <style:style style:name="Таблица2.A" style:family="table-column">
      <style:table-column-properties style:column-width="1.522cm"/>
    </style:style>
    <style:style style:name="Таблица2.B" style:family="table-column">
      <style:table-column-properties style:column-width="6.174cm"/>
    </style:style>
    <style:style style:name="Таблица2.C" style:family="table-column">
      <style:table-column-properties style:column-width="3.395cm"/>
    </style:style>
    <style:style style:name="Таблица2.D" style:family="table-column">
      <style:table-column-properties style:column-width="3.593cm"/>
    </style:style>
    <style:style style:name="Таблица2.E" style:family="table-column">
      <style:table-column-properties style:column-width="4.12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1.386cm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2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A19" style:family="table-cell">
      <style:table-cell-properties fo:padding="0.097cm" fo:border-left="0.05pt solid #000000" fo:border-right="none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0" style:family="table-cell">
      <style:table-cell-properties fo:padding="0.097cm" fo:border-left="0.05pt solid #000000" fo:border-right="none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1" style:family="table-cell">
      <style:table-cell-properties fo:padding="0.097cm" fo:border-left="0.05pt solid #000000" fo:border-right="none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2" style:family="table-cell">
      <style:table-cell-properties fo:padding="0.097cm" fo:border-left="0.05pt solid #000000" fo:border-right="none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23" style:family="table-cell">
      <style:table-cell-properties fo:padding="0.097cm" fo:border-left="0.05pt solid #000000" fo:border-right="none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807cm" fo:margin-left="-1.61cm" table:align="left" style:writing-mode="lr-tb"/>
    </style:style>
    <style:style style:name="Таблица3.A" style:family="table-column">
      <style:table-column-properties style:column-width="1.522cm"/>
    </style:style>
    <style:style style:name="Таблица3.B" style:family="table-column">
      <style:table-column-properties style:column-width="6.174cm"/>
    </style:style>
    <style:style style:name="Таблица3.C" style:family="table-column">
      <style:table-column-properties style:column-width="3.395cm"/>
    </style:style>
    <style:style style:name="Таблица3.D" style:family="table-column">
      <style:table-column-properties style:column-width="3.593cm"/>
    </style:style>
    <style:style style:name="Таблица3.E" style:family="table-column">
      <style:table-column-properties style:column-width="4.122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style:vertical-align="middle" fo:padding="0.097cm" fo:border="0.05pt solid #000000"/>
    </style:style>
    <style:style style:name="Таблица3.2" style:family="table-row">
      <style:table-row-properties style:min-row-height="1.386cm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E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Таблица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6" style:family="table-row">
      <style:table-row-properties style:min-row-height="4.586cm"/>
    </style:style>
    <style:style style:name="Таблица3.7" style:family="table-row">
      <style:table-row-properties style:min-row-height="5.6cm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6a0ffc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 fo:font-size="14pt" fo:language="ru" fo:country="RU" officeooo:rsid="00ae1fde" officeooo:paragraph-rsid="00ae1fde" style:font-name-asian="Times New Roman2" style:font-size-asian="14pt" style:font-name-complex="Times New Roman2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en" fo:country="US" fo:font-style="italic" style:font-name-asian="Times New Roman2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21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23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Liberation Sans" fo:font-size="14pt" fo:language="en" fo:country="US" fo:font-weight="normal" officeooo:rsid="001b4fb0" officeooo:paragraph-rsid="0049410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5" style:family="paragraph" style:parent-style-name="List_20_Paragraph">
      <style:paragraph-properties fo:margin-left="0.635cm" fo:margin-right="0cm" fo:margin-top="0.423cm" fo:margin-bottom="0cm" style:contextual-spacing="true" fo:text-indent="0cm" style:auto-text-indent="false"/>
      <style:text-properties fo:color="#000000" loext:opacity="100%" style:font-name="Times New Roman1" fo:font-size="14pt" fo:language="ru" fo:country="RU" fo:background-color="transparent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26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27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28" style:family="paragraph" style:parent-style-name="Heading_20_1">
      <style:text-properties style:font-name="Liberation Sans" fo:font-size="20pt" fo:font-weight="bold" officeooo:rsid="00a5fab9" officeooo:paragraph-rsid="00a5fab9" style:font-size-asian="20pt" style:font-weight-asian="bold" style:font-size-complex="20pt" style:font-weight-complex="bold"/>
    </style:style>
    <style:style style:name="P2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a65e91" officeooo:paragraph-rsid="00a65e91"/>
    </style:style>
    <style:style style:name="P30" style:family="paragraph" style:parent-style-name="Contents_20_Heading">
      <style:text-properties style:use-window-font-color="true" loext:opacity="0%" style:font-name="Times New Roman " fo:background-color="transparent"/>
    </style:style>
    <style:style style:name="P31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2" style:family="paragraph" style:parent-style-name="Heading_20_1">
      <style:text-properties style:font-name="Times New Roman" fo:font-size="20pt" fo:font-weight="bold" officeooo:paragraph-rsid="008174ea" style:font-size-asian="20pt" style:font-weight-asian="bold" style:font-size-complex="20pt" style:font-weight-complex="bold"/>
    </style:style>
    <style:style style:name="P33" style:family="paragraph" style:parent-style-name="Heading_20_1">
      <style:text-properties style:font-name="Times New Roman" fo:font-size="20pt" fo:font-weight="bold" officeooo:paragraph-rsid="004e7a3a" style:font-size-asian="20pt" style:font-weight-asian="bold" style:font-size-complex="20pt" style:font-weight-complex="bold"/>
    </style:style>
    <style:style style:name="P34" style:family="paragraph" style:parent-style-name="Heading_20_1">
      <style:text-properties style:font-name="Times New Roman" fo:font-size="20pt" fo:font-weight="bold" officeooo:paragraph-rsid="006abaa6" style:font-size-asian="20pt" style:font-weight-asian="bold" style:font-size-complex="20pt" style:font-weight-complex="bold"/>
    </style:style>
    <style:style style:name="P35" style:family="paragraph" style:parent-style-name="Heading_20_1">
      <style:text-properties style:font-name="Times New Roman" fo:font-size="16pt" fo:font-weight="bold" officeooo:rsid="00bb8619" officeooo:paragraph-rsid="00bb8619" style:font-size-asian="16pt" style:font-weight-asian="bold" style:font-size-complex="16pt" style:font-weight-complex="bold"/>
    </style:style>
    <style:style style:name="P36" style:family="paragraph" style:parent-style-name="Heading_20_1">
      <style:text-properties style:font-name="Times New Roman" fo:font-size="16pt" fo:font-weight="bold" officeooo:rsid="00bb8619" officeooo:paragraph-rsid="00c0c42b" style:font-size-asian="16pt" style:font-weight-asian="bold" style:font-size-complex="16pt" style:font-weight-complex="bold"/>
    </style:style>
    <style:style style:name="P37" style:family="paragraph" style:parent-style-name="Heading_20_1">
      <style:text-properties style:font-name="Liberation Sans" fo:font-size="20pt" fo:font-weight="bold" officeooo:paragraph-rsid="004e7a3a" style:font-size-asian="20pt" style:font-weight-asian="bold" style:font-size-complex="20pt" style:font-weight-complex="bold"/>
    </style:style>
    <style:style style:name="P38" style:family="paragraph" style:parent-style-name="Heading_20_1">
      <style:text-properties style:font-name="Liberation Sans" fo:font-size="20pt" fo:font-weight="bold" officeooo:rsid="006d2ab7" officeooo:paragraph-rsid="006d2ab7" style:font-size-asian="20pt" style:font-weight-asian="bold" style:font-size-complex="20pt" style:font-weight-complex="bold"/>
    </style:style>
    <style:style style:name="P39" style:family="paragraph" style:parent-style-name="Heading_20_1">
      <style:text-properties style:font-name="Times New Roman1" fo:font-size="20pt" fo:font-weight="bold" officeooo:paragraph-rsid="006abaa6" style:font-size-asian="20pt" style:font-weight-asian="bold" style:font-size-complex="20pt" style:font-weight-complex="bold"/>
    </style:style>
    <style:style style:name="P40" style:family="paragraph" style:parent-style-name="List_20_Paragraph" style:list-style-name="WWNum2">
      <style:paragraph-properties fo:margin-left="0.63cm" fo:margin-right="0cm" fo:margin-top="0.423cm" fo:margin-bottom="0cm" style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41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2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bold" officeooo:rsid="006abaa6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43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2817ca" officeooo:paragraph-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4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fo:color="#000000" loext:opacity="100%" style:font-name="Times New Roman1" fo:font-size="14pt" fo:language="ru" fo:country="RU" fo:font-style="normal" fo:font-weight="normal" officeooo:rsid="00bb848c" officeooo:paragraph-rsid="00bb848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45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4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47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48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6pt" fo:language="ru" fo:country="RU" fo:font-weight="bold" officeooo:rsid="00b5fe8a" officeooo:paragraph-rsid="00b5fe8a" style:font-name-asian="Times New Roman2" style:font-size-asian="16pt" style:language-asian="ru" style:country-asian="RU" style:font-weight-asian="bold" style:font-name-complex="Times New Roman2" style:font-size-complex="16pt"/>
    </style:style>
    <style:style style:name="P49" style:family="paragraph" style:parent-style-name="List_20_Paragraph" style:list-style-name="L1">
      <loext:graphic-properties draw:fill="none"/>
      <style:paragraph-properties fo:margin-left="0cm" fo:margin-right="0cm" fo:margin-top="0.423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0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1b4fb0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1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3c4add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2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7efd0b" officeooo:paragraph-rsid="007efd0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3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208f20" officeooo:paragraph-rsid="00208f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4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a9c7f1" officeooo:paragraph-rsid="00bb4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b78954" officeooo:paragraph-rsid="00b7895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b7c3f5" officeooo:paragraph-rsid="00b7c3f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7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b7e754" officeooo:paragraph-rsid="00b7e75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8" style:family="paragraph" style:parent-style-name="List_20_Paragraph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fo:color="#000000" loext:opacity="100%" style:font-name="Times New Roman" fo:font-size="14pt" fo:language="ru" fo:country="RU" fo:font-weight="normal" officeooo:rsid="00b7e754" officeooo:paragraph-rsid="00b7e75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5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ba0434" officeooo:paragraph-rsid="00ba043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0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fo:color="#000000" loext:opacity="100%" style:font-name="Times New Roman" fo:font-size="14pt" fo:language="ru" fo:country="RU" fo:font-weight="normal" officeooo:rsid="00ba0434" officeooo:paragraph-rsid="00bb4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1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fo:color="#000000" loext:opacity="100%" style:font-name="Times New Roman" fo:font-size="14pt" fo:language="en" fo:country="US" fo:font-weight="normal" officeooo:rsid="001b4fb0" officeooo:paragraph-rsid="0049410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62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rsid="008509aa" officeooo:paragraph-rsid="008509aa" style:font-size-asian="14pt" style:font-weight-asian="normal" style:font-size-complex="14pt" style:font-weight-complex="normal"/>
    </style:style>
    <style:style style:name="P63" style:family="paragraph" style:parent-style-name="List_20_Paragraph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font-weight="normal" officeooo:rsid="008509aa" officeooo:paragraph-rsid="00c28e40" style:font-size-asian="14pt" style:font-weight-asian="normal" style:font-size-complex="14pt" style:font-weight-complex="normal"/>
    </style:style>
    <style:style style:name="P6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5pt" fo:language="ru" fo:country="RU" fo:font-weight="normal" officeooo:rsid="001b4fb0" officeooo:paragraph-rsid="003beaa1" style:font-name-asian="Times New Roman2" style:font-size-asian="13.1000003814697pt" style:language-asian="ru" style:country-asian="RU" style:font-weight-asian="normal" style:font-name-complex="Times New Roman2" style:font-size-complex="15pt" style:font-weight-complex="normal"/>
    </style:style>
    <style:style style:name="P65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rsid="0019e290" officeooo:paragraph-rsid="00b5fe8a" style:font-size-asian="12.25pt" style:font-weight-asian="normal" style:font-size-complex="14pt" style:font-weight-complex="normal"/>
    </style:style>
    <style:style style:name="P66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weight="normal" officeooo:rsid="001ab047" officeooo:paragraph-rsid="00b78954" style:font-size-asian="12.25pt" style:font-weight-asian="normal" style:font-size-complex="14pt" style:font-weight-complex="normal"/>
    </style:style>
    <style:style style:name="P67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rsid="00b7e754" officeooo:paragraph-rsid="00b83ab2" style:font-size-asian="12.25pt" style:font-weight-asian="normal" style:font-size-complex="14pt" style:font-weight-complex="normal"/>
    </style:style>
    <style:style style:name="P68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paragraph-rsid="00b83ab2" style:font-size-asian="12.25pt" style:font-weight-asian="normal" style:font-size-complex="14pt" style:font-weight-complex="normal"/>
    </style:style>
    <style:style style:name="P69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Times New Roman" fo:font-size="14pt" fo:font-weight="normal" officeooo:rsid="00ba0434" officeooo:paragraph-rsid="00ba0434" style:font-size-asian="12.25pt" style:font-weight-asian="normal" style:font-size-complex="14pt" style:font-weight-complex="normal"/>
    </style:style>
    <style:style style:name="P70" style:family="paragraph" style:parent-style-name="List_20_Paragraph" style:list-style-name="L2">
      <style:paragraph-properties fo:margin-top="0.423cm" fo:margin-bottom="0cm" style:contextual-spacing="true" fo:text-align="start" style:justify-single-word="false"/>
      <style:text-properties style:font-name="Times New Roman" fo:font-size="14pt" fo:font-weight="normal" officeooo:rsid="00ba0434" officeooo:paragraph-rsid="00bb4472" style:font-size-asian="12.25pt" style:font-weight-asian="normal" style:font-size-complex="14pt" style:font-weight-complex="normal"/>
    </style:style>
    <style:style style:name="P71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Times New Roman" fo:font-size="14pt" officeooo:rsid="00b7e754" officeooo:paragraph-rsid="00b7e754" style:font-size-asian="14pt" style:font-size-complex="14pt"/>
    </style:style>
    <style:style style:name="P72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5pt" fo:font-weight="normal" officeooo:rsid="001b4fb0" officeooo:paragraph-rsid="003beaa1" style:font-size-asian="13.1000003814697pt" style:font-weight-asian="normal" style:font-size-complex="15pt" style:font-weight-complex="normal"/>
    </style:style>
    <style:style style:name="P73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officeooo:rsid="001ab047" officeooo:paragraph-rsid="001b4fb0" style:font-size-asian="16pt" style:font-size-complex="16pt"/>
    </style:style>
    <style:style style:name="P74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75" style:family="paragraph" style:parent-style-name="List_20_Paragraph" style:list-style-name="L1">
      <loext:graphic-properties draw:fill="none"/>
      <style:paragraph-properties fo:margin-left="0.199cm" fo:margin-right="0cm" fo:margin-top="0.423cm" fo:margin-bottom="0cm" style:contextual-spacing="true" fo:line-height="115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6pt" fo:font-style="normal" fo:font-weight="bold" officeooo:rsid="002ce9a5" officeooo:paragraph-rsid="002ce9a5" style:font-size-asian="16pt" style:font-style-asian="normal" style:font-weight-asian="bold" style:font-size-complex="16pt" style:font-style-complex="normal" style:font-weight-complex="bold"/>
    </style:style>
    <style:style style:name="P76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style:font-name="Times New Roman" officeooo:paragraph-rsid="003f3dec"/>
    </style:style>
    <style:style style:name="P77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style:font-name="Times New Roman" officeooo:paragraph-rsid="003c4add"/>
    </style:style>
    <style:style style:name="P78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style:font-name="Times New Roman" officeooo:rsid="003c4add" officeooo:paragraph-rsid="00b7c3f5"/>
    </style:style>
    <style:style style:name="P79" style:family="paragraph" style:parent-style-name="List_20_Paragraph">
      <style:paragraph-properties fo:margin-left="0cm" fo:margin-right="0cm" fo:margin-top="0.423cm" fo:margin-bottom="0cm" style:contextual-spacing="true" fo:text-align="start" style:justify-single-word="false" fo:text-indent="0cm" style:auto-text-indent="false"/>
      <style:text-properties style:font-name="Times New Roman" officeooo:rsid="00b7e754" officeooo:paragraph-rsid="00b7e754"/>
    </style:style>
    <style:style style:name="P80" style:family="paragraph" style:parent-style-name="List_20_Paragraph">
      <style:paragraph-properties fo:margin-left="0cm" fo:margin-right="0cm" fo:margin-top="0.423cm" fo:margin-bottom="0cm" style:contextual-spacing="true" fo:text-align="justify" style:justify-single-word="false" fo:text-indent="0cm" style:auto-text-indent="false"/>
      <style:text-properties style:font-name="Times New Roman" officeooo:rsid="00b7e754" officeooo:paragraph-rsid="00b7e754"/>
    </style:style>
    <style:style style:name="P81" style:family="paragraph" style:parent-style-name="List_20_Paragraph" style:list-style-name="L1">
      <loext:graphic-properties draw:fill="none"/>
      <style:paragraph-properties fo:margin-top="0.423cm" fo:margin-bottom="0cm" style:contextual-spacing="true" fo:line-height="115%" fo:text-align="justify" style:justify-single-word="false" fo:orphans="2" fo:widows="2" fo:background-color="transparent" style:writing-mode="lr-tb"/>
      <style:text-properties style:font-name="Times New Roman" fo:font-size="20pt" fo:font-weight="bold" officeooo:paragraph-rsid="002f9743" style:font-size-asian="20pt" style:font-weight-asian="bold" style:font-size-complex="20pt" style:font-weight-complex="bold"/>
    </style:style>
    <style:style style:name="P82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1" fo:font-size="14pt" fo:font-style="normal" fo:font-weight="normal" officeooo:rsid="00bb4472" officeooo:paragraph-rsid="00bb4472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style:font-name="Times New Roman1" fo:font-size="14pt" fo:font-style="normal" fo:font-weight="normal" officeooo:rsid="00280545" officeooo:paragraph-rsid="006abaa6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officeooo:paragraph-rsid="00bb848c"/>
    </style:style>
    <style:style style:name="P85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officeooo:rsid="00bb848c" officeooo:paragraph-rsid="00bb848c"/>
    </style:style>
    <style:style style:name="P86" style:family="paragraph" style:parent-style-name="List_20_Paragraph">
      <style:paragraph-properties fo:margin-left="0.635cm" fo:margin-right="0cm" fo:margin-top="0.423cm" fo:margin-bottom="0cm" style:contextual-spacing="true" fo:text-align="start" style:justify-single-word="false" fo:text-indent="0cm" style:auto-text-indent="false"/>
      <style:text-properties officeooo:rsid="00c465cc" officeooo:paragraph-rsid="00c57614"/>
    </style:style>
    <style:style style:name="P87" style:family="paragraph" style:parent-style-name="List_20_Paragraph">
      <style:paragraph-properties fo:margin-left="0.635cm" fo:margin-right="0cm" fo:margin-top="0.423cm" fo:margin-bottom="0cm" style:contextual-spacing="true" fo:text-align="justify" style:justify-single-word="false" fo:text-indent="0cm" style:auto-text-indent="false"/>
      <style:text-properties officeooo:rsid="00c465cc" officeooo:paragraph-rsid="00c57614"/>
    </style:style>
    <style:style style:name="P88" style:family="paragraph" style:parent-style-name="Standard">
      <style:text-properties style:font-name="Times New Roman1" fo:font-size="20pt" fo:font-weight="bold" officeooo:paragraph-rsid="00c28e40" style:font-size-asian="20pt" style:font-weight-asian="bold" style:font-size-complex="20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90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624347" style:font-size-asian="14pt" style:font-size-complex="14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bcfa09" style:font-size-asian="14pt" style:font-size-complex="14pt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c28e40" style:font-size-asian="14pt" style:font-size-complex="14pt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paragraph-rsid="00c36096" style:font-size-asian="14pt" style:font-size-complex="14pt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30423b" officeooo:paragraph-rsid="0030423b" style:font-size-asian="14pt" style:font-size-complex="14pt"/>
    </style:style>
    <style:style style:name="P95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30423b" officeooo:paragraph-rsid="00c28e40" style:font-size-asian="14pt" style:font-size-complex="14pt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6505d6" officeooo:paragraph-rsid="006505d6" style:font-size-asian="14pt" style:font-size-complex="14pt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b8619" officeooo:paragraph-rsid="00bb8619" style:font-size-asian="14pt" style:font-size-complex="14pt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b8619" officeooo:paragraph-rsid="00c28e40" style:font-size-asian="14pt" style:font-size-complex="14pt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bcfa09" officeooo:paragraph-rsid="00bcfa09" style:font-size-asian="14pt" style:font-size-complex="14pt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c36096" officeooo:paragraph-rsid="00c36096" style:font-size-asian="14pt" style:font-size-complex="14pt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Times New Roman" fo:font-size="14pt" officeooo:rsid="00c36fb9" officeooo:paragraph-rsid="00c36fb9" style:font-size-asian="14pt" style:font-size-complex="14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0423b" officeooo:paragraph-rsid="0030423b" style:font-size-asian="14pt" style:font-size-complex="14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0423b" officeooo:paragraph-rsid="00c28e40" style:font-size-asian="14pt" style:font-size-complex="14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509aa" officeooo:paragraph-rsid="008509aa" style:font-size-asian="14pt" style:font-size-complex="14pt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534f9f" officeooo:paragraph-rsid="00534f9f" style:font-size-asian="14pt" style:font-size-complex="14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73e20" officeooo:paragraph-rsid="00873e20" style:font-size-asian="14pt" style:font-size-complex="14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73e20" officeooo:paragraph-rsid="00c28e40" style:font-size-asian="14pt" style:font-size-complex="14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81208" officeooo:paragraph-rsid="00881208" style:font-size-asian="14pt" style:font-size-complex="14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81208" officeooo:paragraph-rsid="00c28e40" style:font-size-asian="14pt" style:font-size-complex="14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8ae475" style:font-size-asian="14pt" style:font-size-complex="14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bcfa09" style:font-size-asian="14pt" style:font-size-complex="14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ae475" officeooo:paragraph-rsid="00c28e40" style:font-size-asian="14pt" style:font-size-complex="14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1059f" officeooo:paragraph-rsid="0091059f" style:font-size-asian="14pt" style:font-size-complex="14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1059f" officeooo:paragraph-rsid="00c28e40" style:font-size-asian="14pt" style:font-size-complex="14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5340e" officeooo:paragraph-rsid="0095340e" style:font-size-asian="14pt" style:font-size-complex="14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31292b" style:font-size-asian="14pt" style:font-size-complex="14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95340e" style:font-size-asian="14pt" style:font-size-complex="14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1292b" officeooo:paragraph-rsid="009fdfa9" style:font-size-asian="14pt" style:font-size-complex="14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32fd33" officeooo:paragraph-rsid="0032fd33" style:font-size-asian="14pt" style:font-size-complex="14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9fdfa9" officeooo:paragraph-rsid="009fdfa9" style:font-size-asian="14pt" style:font-size-complex="14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a26273" officeooo:paragraph-rsid="00a26273" style:font-size-asian="14pt" style:font-size-complex="14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b8619" officeooo:paragraph-rsid="00bb8619" style:font-size-asian="14pt" style:font-size-complex="14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b8619" officeooo:paragraph-rsid="00c28e40" style:font-size-asian="14pt" style:font-size-complex="14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cfa09" officeooo:paragraph-rsid="00bcfa09" style:font-size-asian="14pt" style:font-size-complex="14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cfa09" officeooo:paragraph-rsid="00c28e40" style:font-size-asian="14pt" style:font-size-complex="14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bcfa09" style:font-size-asian="14pt" style:font-size-complex="14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8ebcee" officeooo:paragraph-rsid="00c28e40" style:font-size-asian="14pt" style:font-size-complex="14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beb73c" officeooo:paragraph-rsid="00beb73c" style:font-size-asian="14pt" style:font-size-complex="14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c28e40" officeooo:paragraph-rsid="00c28e40" style:font-size-asian="14pt" style:font-size-complex="14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ru" fo:country="RU" officeooo:rsid="00c36096" officeooo:paragraph-rsid="00c36096" style:font-size-asian="14pt" style:font-size-complex="14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8544e3" officeooo:paragraph-rsid="008544e3" style:font-size-asian="14pt" style:font-size-complex="14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8544e3" officeooo:paragraph-rsid="00c28e40" style:font-size-asian="14pt" style:font-size-complex="14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f5c03" officeooo:paragraph-rsid="006f5c03" style:font-size-asian="14pt" style:font-size-complex="14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f5c03" officeooo:paragraph-rsid="00c28e40" style:font-size-asian="14pt" style:font-size-complex="14pt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55f4ed" officeooo:paragraph-rsid="0055f4ed" style:font-size-asian="14pt" style:font-size-complex="14pt"/>
    </style:style>
    <style:style style:name="P13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55f4ed" officeooo:paragraph-rsid="00c28e40" style:font-size-asian="14pt" style:font-size-complex="14pt"/>
    </style:style>
    <style:style style:name="P13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32fd33" officeooo:paragraph-rsid="0032fd33" style:font-size-asian="14pt" style:font-size-complex="14pt"/>
    </style:style>
    <style:style style:name="P13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32fd33" officeooo:paragraph-rsid="00c28e40" style:font-size-asian="14pt" style:font-size-complex="14pt"/>
    </style:style>
    <style:style style:name="P13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6505d6" style:font-size-asian="14pt" style:font-size-complex="14pt"/>
    </style:style>
    <style:style style:name="P14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bcfa09" style:font-size-asian="14pt" style:font-size-complex="14pt"/>
    </style:style>
    <style:style style:name="P14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505d6" officeooo:paragraph-rsid="00c28e40" style:font-size-asian="14pt" style:font-size-complex="14pt"/>
    </style:style>
    <style:style style:name="P14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84f4f" officeooo:paragraph-rsid="00984f4f" style:font-size-asian="14pt" style:font-size-complex="14pt"/>
    </style:style>
    <style:style style:name="P14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c1725" officeooo:paragraph-rsid="009c1725" style:font-size-asian="14pt" style:font-size-complex="14pt"/>
    </style:style>
    <style:style style:name="P14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e5f52" officeooo:paragraph-rsid="009e5f52" style:font-size-asian="14pt" style:font-size-complex="14pt"/>
    </style:style>
    <style:style style:name="P14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698bd3" officeooo:paragraph-rsid="00698bd3" style:font-size-asian="14pt" style:font-size-complex="14pt"/>
    </style:style>
    <style:style style:name="P14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3cc45" officeooo:paragraph-rsid="00b3cc45" style:font-size-asian="14pt" style:font-size-complex="14pt"/>
    </style:style>
    <style:style style:name="P14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9fdfa9" officeooo:paragraph-rsid="009fdfa9" style:font-size-asian="14pt" style:font-size-complex="14pt"/>
    </style:style>
    <style:style style:name="P148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a26273" officeooo:paragraph-rsid="00a26273" style:font-size-asian="14pt" style:font-size-complex="14pt"/>
    </style:style>
    <style:style style:name="P149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b8619" officeooo:paragraph-rsid="00bb8619" style:font-size-asian="14pt" style:font-size-complex="14pt"/>
    </style:style>
    <style:style style:name="P150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b8619" officeooo:paragraph-rsid="00c28e40" style:font-size-asian="14pt" style:font-size-complex="14pt"/>
    </style:style>
    <style:style style:name="P151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cfa09" officeooo:paragraph-rsid="00bcfa09" style:font-size-asian="14pt" style:font-size-complex="14pt"/>
    </style:style>
    <style:style style:name="P152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cfa09" officeooo:paragraph-rsid="00c28e40" style:font-size-asian="14pt" style:font-size-complex="14pt"/>
    </style:style>
    <style:style style:name="P153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beb73c" officeooo:paragraph-rsid="00beb73c" style:font-size-asian="14pt" style:font-size-complex="14pt"/>
    </style:style>
    <style:style style:name="P154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0c42b" officeooo:paragraph-rsid="00c0c42b" style:font-size-asian="14pt" style:font-size-complex="14pt"/>
    </style:style>
    <style:style style:name="P155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28e40" officeooo:paragraph-rsid="00c28e40" style:font-size-asian="14pt" style:font-size-complex="14pt"/>
    </style:style>
    <style:style style:name="P156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36096" officeooo:paragraph-rsid="00c36096" style:font-size-asian="14pt" style:font-size-complex="14pt"/>
    </style:style>
    <style:style style:name="P157" style:family="paragraph" style:parent-style-name="Table_20_Contents">
      <style:paragraph-properties fo:line-height="100%" fo:text-align="center" style:justify-single-word="false"/>
      <style:text-properties style:font-name="Times New Roman" fo:font-size="14pt" fo:language="en" fo:country="US" officeooo:rsid="00c36fb9" officeooo:paragraph-rsid="00c36fb9" style:font-size-asian="14pt" style:font-size-complex="14pt"/>
    </style:style>
    <style:style style:name="P158" style:family="paragraph" style:parent-style-name="Table_20_Contents">
      <style:paragraph-properties fo:line-height="100%" fo:text-align="center" style:justify-single-word="false"/>
      <style:text-properties style:font-name="Times New Roman" officeooo:rsid="00899a85" officeooo:paragraph-rsid="00899a85"/>
    </style:style>
    <style:style style:name="P159" style:family="paragraph" style:parent-style-name="Table_20_Contents">
      <style:paragraph-properties fo:line-height="100%" fo:text-align="center" style:justify-single-word="false"/>
      <style:text-properties style:font-name="Times New Roman" officeooo:rsid="008ebcee" officeooo:paragraph-rsid="008ebcee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Times New Roman" officeooo:rsid="008ebcee" officeooo:paragraph-rsid="00c28e40"/>
    </style:style>
    <style:style style:name="P161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698bd3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2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6a8af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3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e5f5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4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f001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5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9fdfa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6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bcfa0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7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c28e4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8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f9743" officeooo:paragraph-rsid="00c465c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69" style:family="paragraph" style:parent-style-name="Table_20_Contents">
      <loext:graphic-properties draw:fill="none"/>
      <style:paragraph-properties fo:margin-left="0cm" fo:margin-right="0cm" fo:margin-top="0.423cm" fo:margin-bottom="0cm" style:contextual-spacing="true" fo:line-height="100%" fo:text-align="center" style:justify-single-word="false" fo:orphans="2" fo:widows="2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beb73c" officeooo:paragraph-rsid="00beb73c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170" style:family="paragraph" style:parent-style-name="Table_20_Contents">
      <style:paragraph-properties fo:line-height="100%" fo:text-align="center" style:justify-single-word="false"/>
      <style:text-properties style:text-line-through-style="none" style:text-line-through-type="none" style:font-name="Times New Roman" fo:font-size="14pt" officeooo:rsid="00c36096" officeooo:paragraph-rsid="00c36096" style:font-size-asian="14pt" style:font-size-complex="14pt"/>
    </style:style>
    <style:style style:name="P171" style:family="paragraph">
      <style:paragraph-properties fo:text-align="center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officeooo:rsid="00723182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1" fo:font-size="14pt" fo:language="ru" fo:country="RU" officeooo:rsid="00b4ffc3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9" style:family="text">
      <style:text-properties style:font-name="Times New Roman1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0" style:family="text">
      <style:text-properties style:font-name="Times New Roman1" fo:font-size="14pt" fo:language="ru" fo:country="RU" fo:font-style="italic" officeooo:rsid="0073d61e" style:font-name-asian="Times New Roman2" style:font-size-asian="14pt" style:font-style-asian="italic" style:font-name-complex="Times New Roman2"/>
    </style:style>
    <style:style style:name="T11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loext:opacity="100%" style:font-name="Times New Roman1" fo:font-size="14pt" fo:language="ru" fo:country="RU" fo:font-style="normal" fo:font-weight="normal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" style:family="text">
      <style:text-properties fo:color="#000000" loext:opacity="100%" style:font-name="Times New Roman1" fo:font-size="14pt" fo:language="ru" fo:country="RU" fo:font-style="normal" fo:font-weight="normal" officeooo:rsid="006abaa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fo:color="#000000" loext:opacity="100%" style:font-name="Times New Roman1" fo:font-size="14pt" fo:language="ru" fo:country="RU" fo:font-style="normal" fo:font-weight="normal" officeooo:rsid="00bb848c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6" style:family="text">
      <style:text-properties fo:color="#000000" loext:opacity="100%" style:font-name="Times New Roman1" fo:font-size="14pt" fo:language="ru" fo:country="RU" fo:font-style="normal" fo:font-weight="normal" officeooo:rsid="00c57614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7" style:family="text">
      <style:text-properties fo:color="#000000" loext:opacity="100%"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8" style:family="text">
      <style:text-properties fo:color="#000000" loext:opacity="100%" style:font-name="Times New Roman1" fo:font-size="14pt" fo:language="ru" fo:country="RU" fo:font-weight="normal" officeooo:rsid="006c1ca2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9" style:family="text">
      <style:text-properties fo:color="#000000" loext:opacity="100%" fo:language="ru" fo:country="RU" style:font-name-asian="Times New Roman2" style:language-asian="ru" style:country-asian="RU" style:font-name-complex="Times New Roman2"/>
    </style:style>
    <style:style style:name="T20" style:family="text">
      <style:text-properties fo:color="#000000" loext:opacity="100%" fo:language="ru" fo:country="RU" officeooo:rsid="001b4fb0" style:font-name-asian="Times New Roman2" style:language-asian="ru" style:country-asian="RU" style:font-name-complex="Times New Roman2"/>
    </style:style>
    <style:style style:name="T21" style:family="text">
      <style:text-properties fo:color="#000000" loext:opacity="100%" fo:language="ru" fo:country="RU" officeooo:rsid="00261220" style:font-name-asian="Times New Roman2" style:language-asian="ru" style:country-asian="RU" style:font-name-complex="Times New Roman2"/>
    </style:style>
    <style:style style:name="T22" style:family="text">
      <style:text-properties fo:color="#000000" loext:opacity="100%" fo:language="ru" fo:country="RU" officeooo:rsid="0077fe1a" style:font-name-asian="Times New Roman2" style:language-asian="ru" style:country-asian="RU" style:font-name-complex="Times New Roman2"/>
    </style:style>
    <style:style style:name="T23" style:family="text">
      <style:text-properties fo:color="#000000" loext:opacity="100%" fo:language="ru" fo:country="RU" officeooo:rsid="00b5fe8a" style:font-name-asian="Times New Roman2" style:language-asian="ru" style:country-asian="RU" style:font-name-complex="Times New Roman2"/>
    </style:style>
    <style:style style:name="T24" style:family="text">
      <style:text-properties fo:color="#000000" loext:opacity="100%" fo:language="ru" fo:country="RU" officeooo:rsid="00b78954" style:font-name-asian="Times New Roman2" style:language-asian="ru" style:country-asian="RU" style:font-name-complex="Times New Roman2"/>
    </style:style>
    <style:style style:name="T25" style:family="text">
      <style:text-properties fo:color="#000000" loext:opacity="100%" fo:language="ru" fo:country="RU" officeooo:rsid="00bb4472" style:font-name-asian="Times New Roman2" style:language-asian="ru" style:country-asian="RU" style:font-name-complex="Times New Roman2"/>
    </style:style>
    <style:style style:name="T26" style:family="text">
      <style:text-properties fo:color="#000000" loext:opacity="100%" fo:language="ru" fo:country="RU" officeooo:rsid="00bb848c" style:font-name-asian="Times New Roman2" style:language-asian="ru" style:country-asian="RU" style:font-name-complex="Times New Roman2"/>
    </style:style>
    <style:style style:name="T27" style:family="text">
      <style:text-properties fo:color="#000000" loext:opacity="100%" fo:language="ru" fo:country="RU" officeooo:rsid="00bb8619" style:font-name-asian="Times New Roman2" style:language-asian="ru" style:country-asian="RU" style:font-name-complex="Times New Roman2"/>
    </style:style>
    <style:style style:name="T28" style:family="text">
      <style:text-properties fo:color="#000000" loext:opacity="100%" fo:language="ru" fo:country="RU" style:font-name-asian="Times New Roman2" style:font-size-asian="14pt" style:language-asian="ru" style:country-asian="RU" style:font-name-complex="Times New Roman2"/>
    </style:style>
    <style:style style:name="T29" style:family="text">
      <style:text-properties fo:color="#000000" loext:opacity="100%" fo:language="ru" fo:country="RU" officeooo:rsid="00b83ab2" style:font-name-asian="Times New Roman2" style:font-size-asian="14pt" style:language-asian="ru" style:country-asian="RU" style:font-name-complex="Times New Roman2"/>
    </style:style>
    <style:style style:name="T30" style:family="text">
      <style:text-properties fo:color="#000000" loext:opacity="100%" fo:language="ru" fo:country="RU" officeooo:rsid="00bb8619" style:font-name-asian="Times New Roman2" style:font-size-asian="14pt" style:language-asian="ru" style:country-asian="RU" style:font-name-complex="Times New Roman2"/>
    </style:style>
    <style:style style:name="T31" style:family="text">
      <style:text-properties fo:color="#000000" loext:opacity="100%" fo:language="ru" fo:country="RU" fo:font-weight="bold" style:font-name-asian="Times New Roman2" style:language-asian="ru" style:country-asian="RU" style:font-weight-asian="bold" style:font-name-complex="Times New Roman2"/>
    </style:style>
    <style:style style:name="T32" style:family="text">
      <style:text-properties fo:color="#000000" loext:opacity="100%" fo:language="ru" fo:country="RU" fo:font-weight="bold" style:font-name-asian="Times New Roman2" style:language-asian="ru" style:country-asian="RU" style:font-weight-asian="bold" style:font-name-complex="Times New Roman2" style:font-weight-complex="bold"/>
    </style:style>
    <style:style style:name="T33" style:family="text">
      <style:text-properties fo:color="#000000" loext:opacity="100%" fo:language="ru" fo:country="RU" fo:font-weight="bold" officeooo:rsid="00b78954" style:font-name-asian="Times New Roman2" style:language-asian="ru" style:country-asian="RU" style:font-weight-asian="bold" style:font-name-complex="Times New Roman2" style:font-weight-complex="bold"/>
    </style:style>
    <style:style style:name="T34" style:family="text">
      <style:text-properties fo:color="#000000" loext:opacity="100%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35" style:family="text">
      <style:text-properties fo:color="#000000" loext:opacity="100%" fo:language="ru" fo:country="RU" fo:font-weight="bold" style:font-name-asian="Times New Roman2" style:font-size-asian="14pt" style:language-asian="ru" style:country-asian="RU" style:font-weight-asian="bold" style:font-name-complex="Times New Roman2" style:font-weight-complex="bold"/>
    </style:style>
    <style:style style:name="T36" style:family="text">
      <style:text-properties fo:color="#000000" loext:opacity="100%" fo:language="ru" fo:country="RU" fo:font-weight="bold" officeooo:rsid="00b83ab2" style:font-name-asian="Times New Roman2" style:font-size-asian="14pt" style:language-asian="ru" style:country-asian="RU" style:font-weight-asian="bold" style:font-name-complex="Times New Roman2" style:font-weight-complex="bold"/>
    </style:style>
    <style:style style:name="T37" style:family="text">
      <style:text-properties fo:color="#000000" loext:opacity="100%" fo:language="ru" fo:country="RU" fo:font-style="normal" style:font-name-asian="Times New Roman2" style:font-size-asian="14pt" style:language-asian="ru" style:country-asian="RU" style:font-style-asian="normal" style:font-name-complex="Times New Roman2" style:font-style-complex="normal"/>
    </style:style>
    <style:style style:name="T38" style:family="text">
      <style:text-properties fo:color="#000000" loext:opacity="100%" fo:language="ru" fo:country="RU" fo:font-style="normal" officeooo:rsid="00b83ab2" style:font-name-asian="Times New Roman2" style:font-size-asian="14pt" style:language-asian="ru" style:country-asian="RU" style:font-style-asian="normal" style:font-name-complex="Times New Roman2" style:font-style-complex="normal"/>
    </style:style>
    <style:style style:name="T39" style:family="text">
      <style:text-properties fo:color="#000000" loext:opacity="100%" fo:language="ru" fo:country="RU" fo:font-style="normal" fo:font-weight="bold" style:font-name-asian="Times New Roman2" style:font-size-asian="14pt" style:language-asian="ru" style:country-asian="RU" style:font-style-asian="normal" style:font-weight-asian="bold" style:font-name-complex="Times New Roman2" style:font-style-complex="normal" style:font-weight-complex="bold"/>
    </style:style>
    <style:style style:name="T40" style:family="text">
      <style:text-properties fo:color="#000000" loext:opacity="100%" fo:language="en" fo:country="US" style:font-name-asian="Times New Roman2" style:language-asian="ru" style:country-asian="RU" style:font-name-complex="Times New Roman2"/>
    </style:style>
    <style:style style:name="T41" style:family="text">
      <style:text-properties fo:color="#000000" loext:opacity="100%" fo:language="en" fo:country="US" officeooo:rsid="00b5fe8a" style:font-name-asian="Times New Roman2" style:language-asian="ru" style:country-asian="RU" style:font-name-complex="Times New Roman2"/>
    </style:style>
    <style:style style:name="T42" style:family="text">
      <style:text-properties fo:color="#000000" loext:opacity="100%" fo:language="en" fo:country="US" officeooo:rsid="00b78954" style:font-name-asian="Times New Roman2" style:language-asian="ru" style:country-asian="RU" style:font-name-complex="Times New Roman2"/>
    </style:style>
    <style:style style:name="T43" style:family="text">
      <style:text-properties fo:color="#000000" loext:opacity="100%" fo:language="en" fo:country="US" fo:font-weight="bold" style:font-name-asian="Times New Roman2" style:language-asian="ru" style:country-asian="RU" style:font-weight-asian="bold" style:font-name-complex="Times New Roman2" style:font-weight-complex="bold"/>
    </style:style>
    <style:style style:name="T44" style:family="text">
      <style:text-properties fo:color="#000000" loext:opacity="100%" fo:language="en" fo:country="US" fo:font-weight="bold" officeooo:rsid="00b78954" style:font-name-asian="Times New Roman2" style:language-asian="ru" style:country-asian="RU" style:font-weight-asian="bold" style:font-name-complex="Times New Roman2" style:font-weight-complex="bold"/>
    </style:style>
    <style:style style:name="T45" style:family="text">
      <style:text-properties fo:color="#000000" loext:opacity="100%" fo:language="en" fo:country="US" fo:font-weight="bold" officeooo:rsid="00b5fe8a" style:font-name-asian="Times New Roman2" style:language-asian="ru" style:country-asian="RU" style:font-weight-asian="bold" style:font-name-complex="Times New Roman2" style:font-weight-complex="bold"/>
    </style:style>
    <style:style style:name="T46" style:family="text">
      <style:text-properties fo:color="#000000" loext:opacity="100%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47" style:family="text">
      <style:text-properties fo:color="#000000" loext:opacity="100%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48" style:family="text">
      <style:text-properties fo:color="#000000" loext:opacity="100%" fo:font-size="14pt" fo:language="ru" fo:country="RU" officeooo:rsid="007a4fc4" style:font-name-asian="Times New Roman2" style:font-size-asian="12.25pt" style:language-asian="ru" style:country-asian="RU" style:font-name-complex="Times New Roman2" style:font-size-complex="14pt"/>
    </style:style>
    <style:style style:name="T49" style:family="text">
      <style:text-properties fo:color="#000000" loext:opacity="100%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3c4ad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2f974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2ce9a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officeooo:rsid="002d1a8c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officeooo:rsid="00b7c3f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a65e91" fo:background-color="transparent" loext:char-shading-value="0"/>
    </style:style>
    <style:style style:name="T59" style:family="text">
      <style:text-properties officeooo:rsid="006abaa6"/>
    </style:style>
    <style:style style:name="T60" style:family="text">
      <style:text-properties officeooo:rsid="006f5c03"/>
    </style:style>
    <style:style style:name="T61" style:family="text">
      <style:text-properties officeooo:rsid="00b3cc45"/>
    </style:style>
    <style:style style:name="T62" style:family="text">
      <style:text-properties style:font-name="Times New Roman " fo:background-color="transparent" loext:char-shading-value="0"/>
    </style:style>
    <style:style style:name="T63" style:family="text">
      <style:text-properties style:font-name="Times New Roman " officeooo:rsid="006a0ffc" fo:background-color="transparent" loext:char-shading-value="0"/>
    </style:style>
    <style:style style:name="T64" style:family="text">
      <style:text-properties style:font-name="Times New Roman"/>
    </style:style>
    <style:style style:name="T6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6" style:family="text">
      <style:text-properties fo:font-size="14pt" fo:font-weight="normal" officeooo:rsid="001ab047" style:font-size-asian="12.25pt" style:font-weight-asian="normal" style:font-size-complex="14pt" style:font-weight-complex="normal"/>
    </style:style>
    <style:style style:name="T67" style:family="text">
      <style:text-properties fo:font-size="14pt" style:font-size-asian="12.25pt" style:font-size-complex="14pt" style:font-weight-complex="bold"/>
    </style:style>
    <style:style style:name="T68" style:family="text">
      <style:text-properties fo:font-size="14pt" officeooo:rsid="001ab047" style:font-size-asian="12.25pt" style:font-size-complex="14pt" style:font-weight-complex="bold"/>
    </style:style>
    <style:style style:name="T69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70" style:family="text">
      <style:text-properties fo:font-size="14pt" fo:language="en" fo:country="US" fo:font-weight="normal" officeooo:rsid="001ab047" style:font-size-asian="12.25pt" style:font-weight-asian="normal" style:font-size-complex="14pt" style:font-weight-complex="normal"/>
    </style:style>
    <style:style style:name="T71" style:family="text">
      <style:text-properties fo:font-size="14pt" fo:language="en" fo:country="US" style:font-size-asian="12.25pt" style:font-size-complex="14pt" style:font-weight-complex="bold"/>
    </style:style>
    <style:style style:name="T72" style:family="text">
      <style:text-properties fo:font-size="14pt" fo:language="ru" fo:country="RU" style:font-size-asian="14pt" style:font-size-complex="14pt"/>
    </style:style>
    <style:style style:name="T73" style:family="text">
      <style:text-properties officeooo:rsid="00b78954"/>
    </style:style>
    <style:style style:name="T74" style:family="text">
      <style:text-properties officeooo:rsid="00b7c3f5"/>
    </style:style>
    <style:style style:name="T75" style:family="text">
      <style:text-properties officeooo:rsid="00b7e754"/>
    </style:style>
    <style:style style:name="T76" style:family="text">
      <style:text-properties officeooo:rsid="00ba0434"/>
    </style:style>
    <style:style style:name="T77" style:family="text">
      <style:text-properties officeooo:rsid="00bb4472"/>
    </style:style>
    <style:style style:name="T78" style:family="text">
      <style:text-properties officeooo:rsid="00bb848c"/>
    </style:style>
    <style:style style:name="T79" style:family="text">
      <style:text-properties officeooo:rsid="00bb8619"/>
    </style:style>
    <style:style style:name="T80" style:family="text">
      <style:text-properties officeooo:rsid="00bcfa09"/>
    </style:style>
    <style:style style:name="T81" style:family="text">
      <style:text-properties officeooo:rsid="00beb73c"/>
    </style:style>
    <style:style style:name="T82" style:family="text">
      <style:text-properties officeooo:rsid="00c0c42b"/>
    </style:style>
    <style:style style:name="T83" style:family="text">
      <style:text-properties officeooo:rsid="00c36fb9"/>
    </style:style>
    <style:style style:name="T84" style:family="text">
      <style:text-properties officeooo:rsid="00c57614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<draw:frame draw:style-name="fr1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0">Министерство науки и высшего образования Российской Федерации</text:p>
            <text:p text:style-name="P20">Федеральное государственное бюджетное образовательное учреждение </text:p>
            <text:p text:style-name="P20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20">(национальный исследовательский университет)»</text:p>
            <text:p text:style-name="P20">(МГТУ им. Н.Э. Баумана)</text:p>
          </table:table-cell>
        </table:table-row>
      </table:table>
      <text:p text:style-name="P22"/>
      <text:p text:style-name="P10"/>
      <text:p text:style-name="P5"><text:span text:style-name="T1">ФАКУЛЬТЕТ <text:tab/></text:span><text:span text:style-name="T2">Информатика и системы управления</text:span></text:p>
      <text:p text:style-name="P19"/>
      <text:p text:style-name="P19">КАФЕДРА <text:tab/><text:tab/>Программное обеспечение ЭВМ и информационные технологии</text:p>
      <text:p text:style-name="P18"/>
      <text:p text:style-name="P9"/>
      <text:p text:style-name="P9"/>
      <text:p text:style-name="P6"><text:span text:style-name="T11">ОТЧЕТ ПО </text:span><text:span text:style-name="T12">ЛАБОРАТОРНОЙ РАБОТЕ №1 «ДЛИННАЯ АРИФМЕТИКА»</text:span></text:p>
      <text:p text:style-name="P9"/>
      <text:p text:style-name="P9"/>
      <text:p text:style-name="P5"><text:span text:style-name="T3">Студент<text:tab/><text:tab/><text:tab/></text:span><text:span text:style-name="T6">Гаврилюк Владислав Анатольевич</text:span></text:p>
      <text:p text:style-name="P11"/>
      <text:p text:style-name="P5"><text:span text:style-name="T3">Группа<text:tab/><text:tab/><text:tab/>ИУ7 – </text:span><text:span text:style-name="T4">3</text:span><text:span text:style-name="T5">1</text:span><text:span text:style-name="T3">Б </text:span></text:p>
      <text:p text:style-name="P9"/>
      <text:p text:style-name="P12">Преподаватель<text:tab/><text:tab/></text:p>
      <text:p text:style-name="P13">Проверил<text:tab/><text:tab/><text:tab/></text:p>
      <text:p text:style-name="P8"/>
      <text:p text:style-name="P8"/>
      <text:p text:style-name="P8"/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4"/>
      <text:p text:style-name="P7"/>
      <text:p text:style-name="P6"><text:span text:style-name="T7">20</text:span><text:span text:style-name="T8">2</text:span><text:span text:style-name="T10">3</text:span><text:span text:style-name="T7"> <text:s text:c="4"/></text:span><text:span text:style-name="T9">г.</text:span></text:p>
      <text:list xml:id="list3868484003" text:style-name="WWNum2">
        <text:list-header>
          <text:p text:style-name="P40"><text:bookmark text:name="_GoBack"/><text:soft-page-break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3"><text:a xlink:type="simple" xlink:href="#__RefHeading___Toc1493_1224043242" text:style-name="Index_20_Link" text:visited-style-name="Index_20_Link"><text:span text:style-name="T62">Описание условия задачи<text:tab/>3</text:span></text:a></text:p>
          <text:p text:style-name="P3"><text:a xlink:type="simple" xlink:href="#__RefHeading___Toc1495_1224043242" text:style-name="Index_20_Link" text:visited-style-name="Index_20_Link"><text:span text:style-name="T62">Описание технического задания<text:tab/>3</text:span></text:a></text:p>
          <text:p text:style-name="P3"><text:a xlink:type="simple" xlink:href="#__RefHeading___Toc1497_1224043242" text:style-name="Index_20_Link" text:visited-style-name="Index_20_Link"><text:span text:style-name="T62">Описание структур данных<text:tab/></text:span></text:a><text:span text:style-name="T63">5</text:span></text:p>
          <text:p text:style-name="P3"><text:a xlink:type="simple" xlink:href="#__RefHeading___Toc1499_1224043242" text:style-name="Index_20_Link" text:visited-style-name="Index_20_Link"><text:span text:style-name="T62">Описание алгоритма<text:tab/></text:span></text:a><text:span text:style-name="T63">7</text:span></text:p>
          <text:p text:style-name="P3"><text:a xlink:type="simple" xlink:href="#__RefHeading___Toc1501_1224043242" text:style-name="Index_20_Link" text:visited-style-name="Index_20_Link"><text:span text:style-name="T62">Набор тестов<text:tab/></text:span></text:a><text:span text:style-name="T63">8</text:span></text:p>
          <text:p text:style-name="P29"><text:span text:style-name="T63">о</text:span><text:span text:style-name="T62">тветы на контрольные вопросы</text:span><text:a xlink:type="simple" xlink:href="#__RefHeading___Toc1501_1224043242" text:style-name="Index_20_Link" text:visited-style-name="Index_20_Link"><text:span text:style-name="T62"><text:tab/></text:span></text:a><text:span text:style-name="T62">10</text:span></text:p>
          <text:p text:style-name="P4"><text:a xlink:type="simple" xlink:href="#__RefHeading___Toc1505_1224043242" text:style-name="Index_20_Link" text:visited-style-name="Index_20_Link"><text:span text:style-name="T62">Вывод</text:span></text:a><text:a xlink:type="simple" xlink:href="#__RefHeading___Toc1505_1224043242" text:style-name="Index_20_Link" text:visited-style-name="Index_20_Link"><text:span text:style-name="T57"><text:tab/></text:span></text:a><text:span text:style-name="T58">10</text:span></text:p>
        </text:index-body>
      </text:table-of-content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1" text:outline-level="1"><text:bookmark-start text:name="__RefHeading___Toc1493_1224043242"/><text:soft-page-break/>Описание условия задачи<text:bookmark-end text:name="__RefHeading___Toc1493_1224043242"/></text:h>
      <text:p text:style-name="P65"><text:span text:style-name="T19">Смоделировать операцию умножения целого числа длиной до 40 десятичных цифр на действительное число в форме </text:span><text:span text:style-name="T23">[+/-]</text:span><text:span text:style-name="T19">m.n</text:span><text:span text:style-name="T23">[E/e+/-]</text:span><text:span text:style-name="T19">K, где суммарная длина мантиссы (m+n) - до 30 значащих цифр, а величина порядка K - до 5 цифр. Результат выдать в форме</text:span><text:span text:style-name="T23"> +/-</text:span><text:span text:style-name="T19">0.m1Е</text:span><text:span text:style-name="T23">+/-</text:span><text:span text:style-name="T19">K1, где m1 - до 40 значащих цифр, а K1 - до 5 цифр.</text:span></text:p>
      <text:h text:style-name="P31" text:outline-level="1"><text:bookmark-start text:name="__RefHeading___Toc1495_1224043242"/>Описание технического задания<text:bookmark-end text:name="__RefHeading___Toc1495_1224043242"/></text:h>
      <text:list xml:id="list3827807031" text:style-name="L1">
        <text:list-header>
          <text:p text:style-name="P45">Входные данные:</text:p>
          <text:list>
            <text:list-header>
              <text:p text:style-name="P48"><text:s/><text:span text:style-name="T67">Целое ч</text:span><text:span text:style-name="T68">исло:</text:span><text:span text:style-name="T66"> </text:span><text:span text:style-name="T65">целое</text:span><text:span text:style-name="T66"> число в виде </text:span><text:span text:style-name="T71">[+/-]m</text:span><text:span text:style-name="T70">, </text:span><text:span text:style-name="T69">где </text:span><text:span text:style-name="T71">m</text:span><text:span text:style-name="T69"> – до 40 значащих цифр. <text:s text:c="2"/>Число считается корректным как при наличии знака, так и при его отсутствии. По умолчанию, если знака нет, число будет являться положительным.</text:span></text:p>
              <text:p text:style-name="P48"><text:span text:style-name="T66"/></text:p>
            </text:list-header>
          </text:list>
          <text:p text:style-name="P66"><text:span text:style-name="T32">Действительное число:</text:span><text:span text:style-name="T19"> </text:span><text:span text:style-name="T23">в</text:span><text:span text:style-name="T19">ещественное число в виде </text:span><text:span text:style-name="T45">[</text:span><text:span text:style-name="T43">+</text:span><text:span text:style-name="T45">/</text:span><text:span text:style-name="T43">-</text:span><text:span text:style-name="T45">]</text:span><text:span text:style-name="T43">m.n</text:span><text:span text:style-name="T45">[E/e][</text:span><text:span text:style-name="T43">+</text:span><text:span text:style-name="T45">/</text:span><text:span text:style-name="T43">-</text:span><text:span text:style-name="T45">]</text:span><text:span text:style-name="T43">K</text:span><text:span text:style-name="T40">, </text:span><text:span text:style-name="T41">где сумма </text:span><text:span text:style-name="T45">m + n</text:span><text:span text:style-name="T41"> не превышает 30 знаков. </text:span><text:span text:style-name="T40"><text:s/></text:span><text:span text:style-name="T41">Количество цифр в порядкe </text:span><text:span text:style-name="T45">K</text:span><text:span text:style-name="T41"> – не более 5. Число считается корректным как при наличии знака перед мантиссой и/или экспонентой, так и при его отсутствии. По умолчанию, </text:span><text:span text:style-name="T42">при отсутствии знака, и мантисса, и порядок будут являться положительными.</text:span></text:p>
          <text:p text:style-name="P49"/>
          <text:p text:style-name="P46">Выходные данные:</text:p>
          <text:p text:style-name="P72"><text:span text:style-name="T24">Вещественное</text:span><text:span text:style-name="T19"> число в виде </text:span><text:span text:style-name="T44">[</text:span><text:span text:style-name="T32">+\-</text:span><text:span text:style-name="T33">]</text:span><text:span text:style-name="T32">0.</text:span><text:span text:style-name="T43">m1E</text:span><text:span text:style-name="T44">[</text:span><text:span text:style-name="T43">+\-</text:span><text:span text:style-name="T44">]</text:span><text:span text:style-name="T43">K1</text:span><text:span text:style-name="T40">. </text:span><text:span text:style-name="T19">Длинна мантиссы </text:span><text:span text:style-name="T43">m1</text:span><text:span text:style-name="T40"> - </text:span><text:span text:style-name="T19">до </text:span><text:span text:style-name="T22">4</text:span><text:span text:style-name="T19">0 </text:span><text:span text:style-name="T22">значащих </text:span><text:span text:style-name="T19">цифр; длина порядка </text:span><text:span text:style-name="T43">K1</text:span><text:span text:style-name="T19"> — до 5 цифр.</text:span></text:p>
          <text:p text:style-name="P64"/>
          <text:p text:style-name="P47"><text:span text:style-name="T73">Задача</text:span> программы:</text:p>
          <text:p text:style-name="P55">Умножение целого числа на вещественное.</text:p>
          <text:p text:style-name="P50"/>
          <text:p text:style-name="P73"><text:span text:style-name="T31">Обращение к программе:</text:span><text:span text:style-name="T34"> </text:span></text:p>
          <text:p text:style-name="P74"><text:span text:style-name="T20">З</text:span><text:span text:style-name="T46">апускается через терминал: </text:span><text:span text:style-name="T48">поочередно вводятся 2 действительных числа</text:span><text:span text:style-name="T47">.</text:span></text:p>
          <text:p text:style-name="P51"/>
          <text:p text:style-name="P75"><text:span text:style-name="T20">А</text:span><text:span text:style-name="T19">варийные ситуации:</text:span></text:p>
        </text:list-header>
        <text:list-item>
          <text:p text:style-name="P76"><text:span text:style-name="T54">Некорректный ввод целого числа: п</text:span><text:span text:style-name="T51">ревыше</text:span><text:span text:style-name="T54">ние</text:span><text:span text:style-name="T51"> максимально возможно</text:span><text:span text:style-name="T54">го</text:span><text:span text:style-name="T51"> количеств</text:span><text:span text:style-name="T54">а</text:span><text:span text:style-name="T51"> разрядов </text:span><text:span text:style-name="T54">(40).</text:span></text:p>
        </text:list-item>
        <text:list-item>
          <text:p text:style-name="P77"><text:span text:style-name="T52">Некорректный ввод </text:span><text:span text:style-name="T54">вещественного числа</text:span><text:span text:style-name="T52">: </text:span><text:span text:style-name="T54">превышение </text:span><text:span text:style-name="T50">максимально возможно</text:span><text:span text:style-name="T54">го </text:span><text:span text:style-name="T50">количеств</text:span><text:span text:style-name="T54">а</text:span><text:span text:style-name="T50"> разрядов </text:span><text:span text:style-name="T54">в мантиссе</text:span><text:span text:style-name="T50"> </text:span><text:span text:style-name="T54">(30).</text:span><text:span text:style-name="T53"><text:line-break/></text:span></text:p>
        </text:list-item>
        <text:list-item>
          <text:p text:style-name="P78"><text:soft-page-break/><text:span text:style-name="T51">Н</text:span><text:span text:style-name="T49">екорректный ввод </text:span><text:span text:style-name="T54">вещественного числа</text:span><text:span text:style-name="T49">: </text:span><text:span text:style-name="T54">превышение </text:span><text:span text:style-name="T49">максимально возможно</text:span><text:span text:style-name="T54">го </text:span><text:span text:style-name="T49">количеств</text:span><text:span text:style-name="T54">а</text:span><text:span text:style-name="T49"> разрядов </text:span><text:span text:style-name="T54">в порядке</text:span><text:span text:style-name="T49"> </text:span><text:span text:style-name="T54">(5).</text:span><text:span text:style-name="T49"><text:line-break/></text:span></text:p>
        </text:list-item>
        <text:list-item>
          <text:p text:style-name="P52"><text:span text:style-name="T74">Неверный ввод целого числа: ввод символов, которые не образуют </text:span><text:span text:style-name="T75">корректное</text:span><text:span text:style-name="T74"> целое число.</text:span></text:p>
        </text:list-item>
        <text:list-item>
          <text:p text:style-name="P56">Нев<text:span text:style-name="T75">ерный</text:span> ввод вещественного числа: ввод символов, которые не образуют к<text:span text:style-name="T75">орректное вещественное число.</text:span></text:p>
        </text:list-item>
        <text:list-item>
          <text:p text:style-name="P57">Достижение машинного нуля или машинной бесконечности: данная ситуация не считается ошибкой, но пользователь получает сообщение о том, что при вычислениях достигнут машинный нуль или машинная бесконечность.</text:p>
        </text:list-item>
      </text:list>
      <text:p text:style-name="P58"/>
      <text:p text:style-name="P58">Ошибочные ситуации сопровождаются поясняющим сообщением об ошибке. </text:p>
      <text:list xml:id="list31714727180745" text:continue-numbering="true" text:style-name="L1">
        <text:list-header>
          <text:p text:style-name="P81"/>
        </text:list-header>
      </text:list>
      <text:h text:style-name="P32" text:outline-level="1"><text:bookmark-start text:name="__RefHeading___Toc1497_1224043242"/>Описание структур данных<text:bookmark-end text:name="__RefHeading___Toc1497_1224043242"/></text:h>
      <text:p text:style-name="P80"><text:span text:style-name="T55">Для более удобного перемножения чисел и целое, и вещественное число будет считываться в стуктуру </text:span><text:span text:style-name="T56">big_float</text:span><text:span text:style-name="T55">:</text:span></text:p>
      <text:p text:style-name="P79"><draw:line text:anchor-type="paragraph" draw:z-index="1" draw:name="Линия 1" draw:style-name="gr1" draw:text-style-name="P171" svg:x1="-0.074cm" svg:y1="0.406cm" svg:x2="16.97cm" svg:y2="0.475cm"><text:p/></draw:line><text:span text:style-name="T55"/></text:p>
      <text:p text:style-name="P71">struct big_float</text:p>
      <text:p text:style-name="P71">{</text:p>
      <text:p text:style-name="P71"><text:s text:c="4"/>int mantissa[MAX_DIGITS_COUNT];</text:p>
      <text:p text:style-name="P71"><text:s text:c="4"/>bool mantissa_sign;</text:p>
      <text:p text:style-name="P71"><text:s text:c="4"/>int len;</text:p>
      <text:p text:style-name="P71"><text:s text:c="4"/>int exp;</text:p>
      <text:p text:style-name="P71">}; <text:s/></text:p>
      <text:p text:style-name="P67"><draw:line text:anchor-type="paragraph" draw:z-index="2" draw:name="Линия 2" draw:style-name="gr1" draw:text-style-name="P171" svg:x1="0.014cm" svg:y1="0.305cm" svg:x2="17.058cm" svg:y2="0.374cm"><text:p/></draw:line><text:span text:style-name="T28"/></text:p>
      <text:p text:style-name="P67"><text:span text:style-name="T29">Поля структуры: </text:span></text:p>
      <text:p text:style-name="P67"><text:span text:style-name="T29"><text:tab/></text:span><text:span text:style-name="T35">int mantissa[MAX_DIGITS_COUNT]</text:span><text:span text:style-name="T36">;</text:span><text:span text:style-name="T29"> - массив чисел в 10000-СС, содержащий мантиссу числа. (MAX_DIGITS_COUNT = 10).</text:span></text:p>
      <text:p text:style-name="P67"><text:span text:style-name="T29"><text:tab/></text:span><text:span text:style-name="T35">bool mantissa_sign; </text:span><text:span text:style-name="T38">- логическая переменная, принимающая только 2 значения: 1 (true) — число положительное, 0 (false) — число отрицательное.</text:span></text:p>
      <text:p text:style-name="P67"><text:span text:style-name="T38"><text:tab/></text:span><text:span text:style-name="T39">int len; </text:span><text:span text:style-name="T37">- </text:span><text:span text:style-name="T38">количество порядков мантиссы в 10000-СС.</text:span></text:p>
      <text:p text:style-name="P67"><text:span text:style-name="T38"><text:tab/></text:span><text:span text:style-name="T39">int exp; </text:span><text:span text:style-name="T37">- </text:span><text:span text:style-name="T38">порядок числа.</text:span></text:p>
      <text:p text:style-name="P67"><text:span text:style-name="T28"/></text:p>
      <text:p text:style-name="P68"><text:span text:style-name="T29">Кроме того, в программе используются дополнительные простые структуры данных для хранения промежуточных результатов: строки для хранения </text:span><text:soft-page-break/><text:span text:style-name="T29">необработанных чисел и массив для хранения необработанной мантиссы после умножения. </text:span><text:span text:style-name="T30">Результат умножения также записывается в структуру big_float.</text:span></text:p>
      <text:h text:style-name="P31" text:outline-level="1"><text:bookmark-start text:name="__RefHeading___Toc1499_1224043242"/>Описание алгоритма<text:bookmark-end text:name="__RefHeading___Toc1499_1224043242"/></text:h>
      <text:list xml:id="list1482285712" text:style-name="L2">
        <text:list-item>
          <text:p text:style-name="P53">Программа считывает <text:span text:style-name="T76">первую</text:span> <text:span text:style-name="T76">строку.</text:span></text:p>
        </text:list-item>
        <text:list-item>
          <text:p text:style-name="P69"><text:span text:style-name="T40">Из строки происходит получение целого числа, причем в результате обработки число помещается в стуктуру big_float уже нормализованным.</text:span></text:p>
        </text:list-item>
        <text:list-item>
          <text:p text:style-name="P69"><text:span text:style-name="T40">Аналогичные шаги проделываются при считывании вещественного числа.</text:span></text:p>
        </text:list-item>
        <text:list-item>
          <text:p text:style-name="P59">Перемножение чисел с занесением промежуточного результата в массив. <text:span text:style-name="T84">(Идеологически совпадает с умножением в столбик)</text:span></text:p>
        </text:list-item>
        <text:list-item>
          <text:p text:style-name="P60">Проверка на переполнение: в случае необходимости число округляется. </text:p>
        </text:list-item>
        <text:list-item>
          <text:p text:style-name="P70"><text:span text:style-name="T25">Нормализация и приведение порядка. </text:span><text:span text:style-name="T19">При достижении машинного нуля или бесконечности выводится соответствующее сообщение и программа завершается.</text:span></text:p>
        </text:list-item>
        <text:list-item>
          <text:p text:style-name="P54"><text:span text:style-name="T77">Незначащие нули отбрасываются.</text:span></text:p>
        </text:list-item>
        <text:list-item>
          <text:p text:style-name="P54"><text:span text:style-name="T77">Ч</text:span>исло выводится в строковом формате <text:span text:style-name="T77">в соответствии со спецификацией.</text:span></text:p>
        </text:list-item>
      </text:list>
      <text:p text:style-name="P6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6" text:outline-level="1"/>
      <text:h text:style-name="P26" text:outline-level="1"/>
      <text:h text:style-name="P26" text:outline-level="1"/>
      <text:h text:style-name="P33" text:outline-level="1"><text:bookmark-start text:name="__RefHeading___Toc1501_1224043242"/><text:soft-page-break/>Набор тестов<text:bookmark-end text:name="__RefHeading___Toc1501_1224043242"/></text:h>
      <text:h text:style-name="P35" text:outline-level="1">Положительные тесты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89">№</text:p>
          </table:table-cell>
          <table:table-cell table:style-name="Таблица2.A1" office:value-type="string">
            <text:p text:style-name="P102">Название теста</text:p>
          </table:table-cell>
          <table:table-cell table:style-name="Таблица2.A1" office:value-type="string">
            <text:p text:style-name="P122">Целое</text:p>
          </table:table-cell>
          <table:table-cell table:style-name="Таблица2.A1" office:value-type="string">
            <text:p text:style-name="P122">Вещественное</text:p>
          </table:table-cell>
          <table:table-cell table:style-name="Таблица2.E1" office:value-type="string">
            <text:p text:style-name="P122">Результат</text:p>
          </table:table-cell>
        </table:table-row>
        <table:table-row table:style-name="Таблица2.2">
          <table:table-cell table:style-name="Таблица2.A2" office:value-type="string">
            <text:p text:style-name="P94">1</text:p>
          </table:table-cell>
          <table:table-cell table:style-name="Таблица2.A2" office:value-type="string">
            <text:p text:style-name="P122">Умножение 0 на вещественное</text:p>
          </table:table-cell>
          <table:table-cell table:style-name="Таблица2.A2" office:value-type="string">
            <text:p text:style-name="P104">0</text:p>
          </table:table-cell>
          <table:table-cell table:style-name="Таблица2.A2" office:value-type="string">
            <text:p text:style-name="P122">123.4</text:p>
          </table:table-cell>
          <table:table-cell table:style-name="Таблица2.E2" office:value-type="string">
            <text:p text:style-name="P62">+0.0E+0</text:p>
          </table:table-cell>
        </table:table-row>
        <table:table-row>
          <table:table-cell table:style-name="Таблица2.A2" office:value-type="string">
            <text:p text:style-name="P94">2</text:p>
          </table:table-cell>
          <table:table-cell table:style-name="Таблица2.A2" office:value-type="string">
            <text:p text:style-name="P122">Умножение <text:s/>целого на вещественное</text:p>
          </table:table-cell>
          <table:table-cell table:style-name="Таблица2.A2" office:value-type="string">
            <text:p text:style-name="P105">1<text:span text:style-name="T79">234</text:span></text:p>
          </table:table-cell>
          <table:table-cell table:style-name="Таблица2.A2" office:value-type="string">
            <text:p text:style-name="P122">0</text:p>
          </table:table-cell>
          <table:table-cell table:style-name="Таблица2.E3" office:value-type="string">
            <text:p text:style-name="P131">+0.0E+<text:span text:style-name="T79">0</text:span></text:p>
          </table:table-cell>
        </table:table-row>
        <table:table-row>
          <table:table-cell table:style-name="Таблица2.A2" office:value-type="string">
            <text:p text:style-name="P133">3</text:p>
          </table:table-cell>
          <table:table-cell table:style-name="Таблица2.A2" office:value-type="string">
            <text:p text:style-name="P122">Вещественное без дробной части</text:p>
          </table:table-cell>
          <table:table-cell table:style-name="Таблица2.A2" office:value-type="string">
            <text:p text:style-name="P149">5</text:p>
          </table:table-cell>
          <table:table-cell table:style-name="Таблица2.A2" office:value-type="string">
            <text:p text:style-name="P135">3</text:p>
          </table:table-cell>
          <table:table-cell table:style-name="Таблица2.E3" office:value-type="string">
            <text:p text:style-name="P89">+0.15E+2</text:p>
          </table:table-cell>
        </table:table-row>
        <table:table-row>
          <table:table-cell table:style-name="Таблица2.A2" office:value-type="string">
            <text:p text:style-name="P133">4</text:p>
          </table:table-cell>
          <table:table-cell table:style-name="Таблица2.A2" office:value-type="string">
            <text:p text:style-name="P106">Вещественное с дробной частью без порядка</text:p>
          </table:table-cell>
          <table:table-cell table:style-name="Таблица2.A2" office:value-type="string">
            <text:p text:style-name="P149">5</text:p>
          </table:table-cell>
          <table:table-cell table:style-name="Таблица2.A2" office:value-type="string">
            <text:p text:style-name="P97">3.13</text:p>
          </table:table-cell>
          <table:table-cell table:style-name="Таблица2.E3" office:value-type="string">
            <text:p text:style-name="P89">+0.1565E+2</text:p>
          </table:table-cell>
        </table:table-row>
        <table:table-row>
          <table:table-cell table:style-name="Таблица2.A2" office:value-type="string">
            <text:p text:style-name="P133">5</text:p>
          </table:table-cell>
          <table:table-cell table:style-name="Таблица2.A2" office:value-type="string">
            <text:p text:style-name="P108">Вещественное с порядком через "е" (без знака)</text:p>
          </table:table-cell>
          <table:table-cell table:style-name="Таблица2.A2" office:value-type="string">
            <text:p text:style-name="P151">5</text:p>
          </table:table-cell>
          <table:table-cell table:style-name="Таблица2.A2" office:value-type="string">
            <text:p text:style-name="P151">3e10</text:p>
          </table:table-cell>
          <table:table-cell table:style-name="Таблица2.E3" office:value-type="string">
            <text:p text:style-name="P89">+0.15E+12</text:p>
          </table:table-cell>
        </table:table-row>
        <table:table-row>
          <table:table-cell table:style-name="Таблица2.A2" office:value-type="string">
            <text:p text:style-name="P133">6</text:p>
          </table:table-cell>
          <table:table-cell table:style-name="Таблица2.A2" office:value-type="string">
            <text:p text:style-name="P158"><text:span text:style-name="T72">Вещественное с порядком через "Е" (без знака)</text:span></text:p>
          </table:table-cell>
          <table:table-cell table:style-name="Таблица2.A2" office:value-type="string">
            <text:p text:style-name="P151">5</text:p>
          </table:table-cell>
          <table:table-cell table:style-name="Таблица2.A2" office:value-type="string">
            <text:p text:style-name="P124">3E10</text:p>
          </table:table-cell>
          <table:table-cell table:style-name="Таблица2.E3" office:value-type="string">
            <text:p text:style-name="P91">+0.15E+12</text:p>
          </table:table-cell>
        </table:table-row>
        <table:table-row>
          <table:table-cell table:style-name="Таблица2.A2" office:value-type="string">
            <text:p text:style-name="P133">7</text:p>
          </table:table-cell>
          <table:table-cell table:style-name="Таблица2.A2" office:value-type="string">
            <text:p text:style-name="P110">Вещественное с отрицательным порядком через "е"</text:p>
          </table:table-cell>
          <table:table-cell table:style-name="Таблица2.A2" office:value-type="string">
            <text:p text:style-name="P151">5</text:p>
          </table:table-cell>
          <table:table-cell table:style-name="Таблица2.A2" office:value-type="string">
            <text:p text:style-name="P151">3e-10</text:p>
          </table:table-cell>
          <table:table-cell table:style-name="Таблица2.E3" office:value-type="string">
            <text:p text:style-name="P89">+0.15E-8</text:p>
          </table:table-cell>
        </table:table-row>
        <table:table-row>
          <table:table-cell table:style-name="Таблица2.A2" office:value-type="string">
            <text:p text:style-name="P133">8</text:p>
          </table:table-cell>
          <table:table-cell table:style-name="Таблица2.A2" office:value-type="string">
            <text:p text:style-name="P111">Вещественное с отрицательным порядком через "<text:span text:style-name="T80">E</text:span>"</text:p>
          </table:table-cell>
          <table:table-cell table:style-name="Таблица2.A2" office:value-type="string">
            <text:p text:style-name="P151">5</text:p>
          </table:table-cell>
          <table:table-cell table:style-name="Таблица2.A2" office:value-type="string">
            <text:p text:style-name="P151">3E-10</text:p>
          </table:table-cell>
          <table:table-cell table:style-name="Таблица2.E3" office:value-type="string">
            <text:p text:style-name="P91">+0.15E-8</text:p>
          </table:table-cell>
        </table:table-row>
        <table:table-row>
          <table:table-cell table:style-name="Таблица2.A2" office:value-type="string">
            <text:p text:style-name="P133">9</text:p>
          </table:table-cell>
          <table:table-cell table:style-name="Таблица2.A2" office:value-type="string">
            <text:p text:style-name="P159"><text:span text:style-name="T72">Вещественное с положительным порядком через "е" (со знаком)</text:span></text:p>
          </table:table-cell>
          <table:table-cell table:style-name="Таблица2.A2" office:value-type="string">
            <text:p text:style-name="P151">123</text:p>
          </table:table-cell>
          <table:table-cell table:style-name="Таблица2.A2" office:value-type="string">
            <text:p text:style-name="P151">3E+10</text:p>
          </table:table-cell>
          <table:table-cell table:style-name="Таблица2.E3" office:value-type="string">
            <text:p text:style-name="P90">+0.369E+13</text:p>
          </table:table-cell>
        </table:table-row>
        <table:table-row>
          <table:table-cell table:style-name="Таблица2.A2" office:value-type="string">
            <text:p text:style-name="P137">1<text:span text:style-name="T60">0</text:span></text:p>
          </table:table-cell>
          <table:table-cell table:style-name="Таблица2.A2" office:value-type="string">
            <text:p text:style-name="P126">Вещественное с положительным порядком через "<text:span text:style-name="T80">E</text:span>" (со знаком)</text:p>
          </table:table-cell>
          <table:table-cell table:style-name="Таблица2.A2" office:value-type="string">
            <text:p text:style-name="P124">123</text:p>
          </table:table-cell>
          <table:table-cell table:style-name="Таблица2.A2" office:value-type="string">
            <text:p text:style-name="P99">3e+10</text:p>
          </table:table-cell>
          <table:table-cell table:style-name="Таблица2.E3" office:value-type="string">
            <text:p text:style-name="P166">+0.369E+13</text:p>
          </table:table-cell>
        </table:table-row>
        <table:table-row>
          <table:table-cell table:style-name="Таблица2.A2" office:value-type="string">
            <text:p text:style-name="P137">1<text:span text:style-name="T60">1</text:span></text:p>
          </table:table-cell>
          <table:table-cell table:style-name="Таблица2.A2" office:value-type="string">
            <text:p text:style-name="P113">Умножение отритацельного целого на положительное вещественное</text:p>
          </table:table-cell>
          <table:table-cell table:style-name="Таблица2.A2" office:value-type="string">
            <text:p text:style-name="P139">-<text:span text:style-name="T80">12345</text:span></text:p>
          </table:table-cell>
          <table:table-cell table:style-name="Таблица2.A2" office:value-type="string">
            <text:p text:style-name="P99">12.345</text:p>
          </table:table-cell>
          <table:table-cell table:style-name="Таблица2.E3" office:value-type="string">
            <text:p text:style-name="P161">+0.152399025E+6</text:p>
          </table:table-cell>
        </table:table-row>
        <text:soft-page-break/>
        <table:table-row>
          <table:table-cell table:style-name="Таблица2.A2" office:value-type="string">
            <text:p text:style-name="P137">1<text:span text:style-name="T61">2</text:span></text:p>
          </table:table-cell>
          <table:table-cell table:style-name="Таблица2.A2" office:value-type="string">
            <text:p text:style-name="P115">Умножение отрицательного целого на отрицательное вещественное</text:p>
          </table:table-cell>
          <table:table-cell table:style-name="Таблица2.A2" office:value-type="string">
            <text:p text:style-name="P140">-<text:span text:style-name="T80">12345</text:span></text:p>
          </table:table-cell>
          <table:table-cell table:style-name="Таблица2.A2" office:value-type="string">
            <text:p text:style-name="P99">-12<text:span text:style-name="T81">3e</text:span>45</text:p>
          </table:table-cell>
          <table:table-cell table:style-name="Таблица2.E3" office:value-type="string">
            <text:p text:style-name="P161">+0.1518435E+52</text:p>
          </table:table-cell>
        </table:table-row>
        <table:table-row>
          <table:table-cell table:style-name="Таблица2.A2" office:value-type="string">
            <text:p text:style-name="P137">1<text:span text:style-name="T61">3</text:span></text:p>
          </table:table-cell>
          <table:table-cell table:style-name="Таблица2.A2" office:value-type="string">
            <text:p text:style-name="P116">Умножение положительного целого на отрицательное вещественное</text:p>
          </table:table-cell>
          <table:table-cell table:style-name="Таблица2.A2" office:value-type="string">
            <text:p text:style-name="P128">12345</text:p>
          </table:table-cell>
          <table:table-cell table:style-name="Таблица2.A2" office:value-type="string">
            <text:p text:style-name="P96">-<text:span text:style-name="T81">12.345</text:span></text:p>
          </table:table-cell>
          <table:table-cell table:style-name="Таблица2.E3" office:value-type="string">
            <text:p text:style-name="P161"><text:s/>-0.152399025E+6</text:p>
          </table:table-cell>
        </table:table-row>
        <table:table-row>
          <table:table-cell table:style-name="Таблица2.A2" office:value-type="string">
            <text:p text:style-name="P137">1<text:span text:style-name="T61">4</text:span></text:p>
          </table:table-cell>
          <table:table-cell table:style-name="Таблица2.A2" office:value-type="string">
            <text:p text:style-name="P117">Вещественное число оканчивается точкой</text:p>
          </table:table-cell>
          <table:table-cell table:style-name="Таблица2.A2" office:value-type="string">
            <text:p text:style-name="P128">999</text:p>
          </table:table-cell>
          <table:table-cell table:style-name="Таблица2.A2" office:value-type="string">
            <text:p text:style-name="P128">999.</text:p>
          </table:table-cell>
          <table:table-cell table:style-name="Таблица2.E3" office:value-type="string">
            <text:p text:style-name="P162"><text:s/>+0.998001E+6</text:p>
          </table:table-cell>
        </table:table-row>
        <table:table-row>
          <table:table-cell table:style-name="Таблица2.A2" office:value-type="string">
            <text:p text:style-name="P137">1<text:span text:style-name="T61">5</text:span></text:p>
          </table:table-cell>
          <table:table-cell table:style-name="Таблица2.A2" office:value-type="string">
            <text:p text:style-name="P117">Достижение машинного нуля</text:p>
          </table:table-cell>
          <table:table-cell table:style-name="Таблица2.A2" office:value-type="string">
            <text:p text:style-name="P153">1</text:p>
          </table:table-cell>
          <table:table-cell table:style-name="Таблица2.A2" office:value-type="string">
            <text:p text:style-name="P142">0.000000001e-99999</text:p>
          </table:table-cell>
          <table:table-cell table:style-name="Таблица2.E3" office:value-type="string">
            <text:p text:style-name="P169">Машинный нуль</text:p>
          </table:table-cell>
        </table:table-row>
        <table:table-row>
          <table:table-cell table:style-name="Таблица2.A2" office:value-type="string">
            <text:p text:style-name="P133">1<text:span text:style-name="T61">6</text:span></text:p>
          </table:table-cell>
          <table:table-cell table:style-name="Таблица2.A2" office:value-type="string">
            <text:p text:style-name="P117">Достижение машинной бесконечности</text:p>
          </table:table-cell>
          <table:table-cell table:style-name="Таблица2.A2" office:value-type="string">
            <text:p text:style-name="P143">99999999999999999999999999999</text:p>
          </table:table-cell>
          <table:table-cell table:style-name="Таблица2.A2" office:value-type="string">
            <text:p text:style-name="P119">99999999999999999999e99999</text:p>
          </table:table-cell>
          <table:table-cell table:style-name="Таблица2.E3" office:value-type="string">
            <text:p text:style-name="P169">Машинная <text:s/>бесконечность</text:p>
          </table:table-cell>
        </table:table-row>
        <table:table-row>
          <table:table-cell table:style-name="Таблица2.A2" office:value-type="string">
            <text:p text:style-name="P133">1<text:span text:style-name="T61">7</text:span></text:p>
          </table:table-cell>
          <table:table-cell table:style-name="Таблица2.A2" office:value-type="string">
            <text:p text:style-name="P117">Большие числа</text:p>
          </table:table-cell>
          <table:table-cell table:style-name="Таблица2.A2" office:value-type="string">
            <text:p text:style-name="P144">999999999999999999999999</text:p>
          </table:table-cell>
          <table:table-cell table:style-name="Таблица2.A2" office:value-type="string">
            <text:p text:style-name="P137">999e999</text:p>
          </table:table-cell>
          <table:table-cell table:style-name="Таблица2.E3" office:value-type="string">
            <text:p text:style-name="P163">+0.998999999999999999999999001E+1026</text:p>
          </table:table-cell>
        </table:table-row>
        <table:table-row>
          <table:table-cell table:style-name="Таблица2.A19" office:value-type="string">
            <text:p text:style-name="P133">1<text:span text:style-name="T61">8</text:span></text:p>
          </table:table-cell>
          <table:table-cell table:style-name="Таблица2.B19" office:value-type="string">
            <text:p text:style-name="P117">Малые числа</text:p>
          </table:table-cell>
          <table:table-cell table:style-name="Таблица2.C19" office:value-type="string">
            <text:p text:style-name="P153">3</text:p>
          </table:table-cell>
          <table:table-cell table:style-name="Таблица2.D19" office:value-type="string">
            <text:p text:style-name="P145">0.0000000000001</text:p>
          </table:table-cell>
          <table:table-cell table:style-name="Таблица2.E19" office:value-type="string">
            <text:p text:style-name="P164">+0.3E-12</text:p>
          </table:table-cell>
        </table:table-row>
        <table:table-row>
          <table:table-cell table:style-name="Таблица2.A20" office:value-type="string">
            <text:p text:style-name="P146">19</text:p>
          </table:table-cell>
          <table:table-cell table:style-name="Таблица2.B20" office:value-type="string">
            <text:p text:style-name="P118">Большое целое на малое вещественное</text:p>
          </table:table-cell>
          <table:table-cell table:style-name="Таблица2.C20" office:value-type="string">
            <text:p text:style-name="P147">9999999999999999999999999999999999999999</text:p>
          </table:table-cell>
          <table:table-cell table:style-name="Таблица2.D20" office:value-type="string">
            <text:p text:style-name="P147">0.1e-99999</text:p>
          </table:table-cell>
          <table:table-cell table:style-name="Таблица2.E20" office:value-type="string">
            <text:p text:style-name="P165">+0.9999999999999999999999999999999999999999E-99960</text:p>
          </table:table-cell>
        </table:table-row>
        <table:table-row>
          <table:table-cell table:style-name="Таблица2.A20" office:value-type="string">
            <text:p text:style-name="P147">2<text:span text:style-name="T61">0</text:span></text:p>
          </table:table-cell>
          <table:table-cell table:style-name="Таблица2.B20" office:value-type="string">
            <text:p text:style-name="P120">Малое целое на большое вещественное</text:p>
          </table:table-cell>
          <table:table-cell table:style-name="Таблица2.C20" office:value-type="string">
            <text:p text:style-name="P147">1</text:p>
          </table:table-cell>
          <table:table-cell table:style-name="Таблица2.D20" office:value-type="string">
            <text:p text:style-name="P147">99999e999</text:p>
          </table:table-cell>
          <table:table-cell table:style-name="Таблица2.E20" office:value-type="string">
            <text:p text:style-name="P165">+0.99999E+1004</text:p>
          </table:table-cell>
        </table:table-row>
        <table:table-row>
          <table:table-cell table:style-name="Таблица2.A22" office:value-type="string">
            <text:p text:style-name="P147">2<text:span text:style-name="T61">1</text:span></text:p>
          </table:table-cell>
          <table:table-cell table:style-name="Таблица2.B22" office:value-type="string">
            <text:p text:style-name="P121">Вещущие нули</text:p>
          </table:table-cell>
          <table:table-cell table:style-name="Таблица2.C22" office:value-type="string">
            <text:p text:style-name="P148">000123</text:p>
          </table:table-cell>
          <table:table-cell table:style-name="Таблица2.D22" office:value-type="string">
            <text:p text:style-name="P147">0000.123</text:p>
          </table:table-cell>
          <table:table-cell table:style-name="Таблица2.E22" office:value-type="string">
            <text:p text:style-name="P165">+0.15129E+2</text:p>
          </table:table-cell>
        </table:table-row>
        <table:table-row>
          <table:table-cell table:style-name="Таблица2.A23" office:value-type="string">
            <text:p text:style-name="P154">22</text:p>
          </table:table-cell>
          <table:table-cell table:style-name="Таблица2.B23" office:value-type="string">
            <text:p text:style-name="P121">Точка и E/e стоят рядом</text:p>
          </table:table-cell>
          <table:table-cell table:style-name="Таблица2.C23" office:value-type="string">
            <text:p text:style-name="P148">213</text:p>
          </table:table-cell>
          <table:table-cell table:style-name="Таблица2.D23" office:value-type="string">
            <text:p text:style-name="P147">123.e13 </text:p>
          </table:table-cell>
          <table:table-cell table:style-name="Таблица2.E23" office:value-type="string">
            <text:p text:style-name="P165">+0.26199E+18</text:p>
          </table:table-cell>
        </table:table-row>
      </table:table>
      <text:h text:style-name="P34" text:outline-level="1"/>
      <text:h text:style-name="P39" text:outline-level="1"/>
      <text:h text:style-name="P36" text:outline-level="1"><text:soft-page-break/><text:span text:style-name="T82">Негативные </text:span>тесты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2">№</text:p>
          </table:table-cell>
          <table:table-cell table:style-name="Таблица3.A1" office:value-type="string">
            <text:p text:style-name="P103">Название теста</text:p>
          </table:table-cell>
          <table:table-cell table:style-name="Таблица3.A1" office:value-type="string">
            <text:p text:style-name="P123">Целое</text:p>
          </table:table-cell>
          <table:table-cell table:style-name="Таблица3.A1" office:value-type="string">
            <text:p text:style-name="P123">Вещественное</text:p>
          </table:table-cell>
          <table:table-cell table:style-name="Таблица3.E1" office:value-type="string">
            <text:p text:style-name="P123">Результат</text:p>
          </table:table-cell>
        </table:table-row>
        <table:table-row table:style-name="Таблица3.2">
          <table:table-cell table:style-name="Таблица3.A2" office:value-type="string">
            <text:p text:style-name="P95">1</text:p>
          </table:table-cell>
          <table:table-cell table:style-name="Таблица3.A2" office:value-type="string">
            <text:p text:style-name="P123">Некорректный ввод целого: недопустимые символы</text:p>
          </table:table-cell>
          <table:table-cell table:style-name="Таблица3.A2" office:value-type="string">
            <text:p text:style-name="P129">123e123</text:p>
          </table:table-cell>
          <table:table-cell table:style-name="Таблица3.A2" office:value-type="string">
            <text:p text:style-name="P129">123</text:p>
          </table:table-cell>
          <table:table-cell table:style-name="Таблица3.E2" office:value-type="string">
            <text:p text:style-name="P63">[ERR]: Ошибка при чтении целого числа. Некорректный ввод.</text:p>
          </table:table-cell>
        </table:table-row>
        <table:table-row>
          <table:table-cell table:style-name="Таблица3.A2" office:value-type="string">
            <text:p text:style-name="P95">2</text:p>
          </table:table-cell>
          <table:table-cell table:style-name="Таблица3.A2" office:value-type="string">
            <text:p text:style-name="P123">Некорректный ввод целого: несколько +/-</text:p>
          </table:table-cell>
          <table:table-cell table:style-name="Таблица3.A2" office:value-type="string">
            <text:p text:style-name="P129">+-123</text:p>
          </table:table-cell>
          <table:table-cell table:style-name="Таблица3.A2" office:value-type="string">
            <text:p text:style-name="P129">123</text:p>
          </table:table-cell>
          <table:table-cell table:style-name="Таблица3.E3" office:value-type="string">
            <text:p text:style-name="P132">[ERR]: Ошибка при чтении числа. Некорректный ввод.</text:p>
          </table:table-cell>
        </table:table-row>
        <table:table-row>
          <table:table-cell table:style-name="Таблица3.A2" office:value-type="string">
            <text:p text:style-name="P134">3</text:p>
          </table:table-cell>
          <table:table-cell table:style-name="Таблица3.A2" office:value-type="string">
            <text:p text:style-name="P123">Пустой ввод</text:p>
          </table:table-cell>
          <table:table-cell table:style-name="Таблица3.A2" office:value-type="string">
            <text:p text:style-name="P150"/>
          </table:table-cell>
          <table:table-cell table:style-name="Таблица3.A2" office:value-type="string">
            <text:p text:style-name="P136"/>
          </table:table-cell>
          <table:table-cell table:style-name="Таблица3.E3" office:value-type="string">
            <text:p text:style-name="P92">[ERR]: Ошибка при чтении числа. Пустой ввод.</text:p>
          </table:table-cell>
        </table:table-row>
        <table:table-row>
          <table:table-cell table:style-name="Таблица3.A2" office:value-type="string">
            <text:p text:style-name="P134">4</text:p>
          </table:table-cell>
          <table:table-cell table:style-name="Таблица3.A2" office:value-type="string">
            <text:p text:style-name="P107">Некорректный ввод целого: Переполнение</text:p>
          </table:table-cell>
          <table:table-cell table:style-name="Таблица3.A2" office:value-type="string">
            <text:p text:style-name="P155">9999999999999999999999999999999999999999999999</text:p>
          </table:table-cell>
          <table:table-cell table:style-name="Таблица3.A2" office:value-type="string">
            <text:p text:style-name="P98">3.13</text:p>
          </table:table-cell>
          <table:table-cell table:style-name="Таблица3.E3" office:value-type="string">
            <text:p text:style-name="P92">[ERR]: Превышено максимально возможное количество разрядов.</text:p>
          </table:table-cell>
        </table:table-row>
        <table:table-row table:style-name="Таблица3.6">
          <table:table-cell table:style-name="Таблица3.A2" office:value-type="string">
            <text:p text:style-name="P134">5</text:p>
          </table:table-cell>
          <table:table-cell table:style-name="Таблица3.A2" office:value-type="string">
            <text:p text:style-name="P109">Некорректный ввод вещественного: Слишком длинная мантисса</text:p>
          </table:table-cell>
          <table:table-cell table:style-name="Таблица3.A2" office:value-type="string">
            <text:p text:style-name="P152">5</text:p>
          </table:table-cell>
          <table:table-cell table:style-name="Таблица3.A2" office:value-type="string">
            <text:p text:style-name="P152">99999999999999999999999999999999999e9</text:p>
          </table:table-cell>
          <table:table-cell table:style-name="Таблица3.E3" office:value-type="string">
            <text:p text:style-name="P93">[ERR]: Превышено максимально возможное количество разрядов.</text:p>
          </table:table-cell>
        </table:table-row>
        <table:table-row table:style-name="Таблица3.7">
          <table:table-cell table:style-name="Таблица3.A2" office:value-type="string">
            <text:p text:style-name="P134">6</text:p>
          </table:table-cell>
          <table:table-cell table:style-name="Таблица3.A2" office:value-type="string">
            <text:p text:style-name="P93">Некорректный ввод вещественного: Слишком большой порядок числа</text:p>
          </table:table-cell>
          <table:table-cell table:style-name="Таблица3.A2" office:value-type="string">
            <text:p text:style-name="P152">5</text:p>
          </table:table-cell>
          <table:table-cell table:style-name="Таблица3.A2" office:value-type="string">
            <text:p text:style-name="P130">999e99999999</text:p>
          </table:table-cell>
          <table:table-cell table:style-name="Таблица3.E3" office:value-type="string">
            <text:p text:style-name="P93">[ERR]: Превышено максимально возможное количество разрядов.</text:p>
          </table:table-cell>
        </table:table-row>
        <text:soft-page-break/>
        <table:table-row>
          <table:table-cell table:style-name="Таблица3.A2" office:value-type="string">
            <text:p text:style-name="P134">7</text:p>
          </table:table-cell>
          <table:table-cell table:style-name="Таблица3.A2" office:value-type="string">
            <text:p text:style-name="P112">Некорректный ввод вещественного: несколько точек</text:p>
          </table:table-cell>
          <table:table-cell table:style-name="Таблица3.A2" office:value-type="string">
            <text:p text:style-name="P152">5</text:p>
          </table:table-cell>
          <table:table-cell table:style-name="Таблица3.A2" office:value-type="string">
            <text:p text:style-name="P156">123.123.312</text:p>
          </table:table-cell>
          <table:table-cell table:style-name="Таблица3.E3" office:value-type="string">
            <text:p text:style-name="P92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34">8</text:p>
          </table:table-cell>
          <table:table-cell table:style-name="Таблица3.A2" office:value-type="string">
            <text:p text:style-name="P112">Некорректный ввод вещественного: несколько +/-</text:p>
          </table:table-cell>
          <table:table-cell table:style-name="Таблица3.A2" office:value-type="string">
            <text:p text:style-name="P152">5</text:p>
          </table:table-cell>
          <table:table-cell table:style-name="Таблица3.A2" office:value-type="string">
            <text:p text:style-name="P156">+-123e-12</text:p>
          </table:table-cell>
          <table:table-cell table:style-name="Таблица3.E3" office:value-type="string">
            <text:p text:style-name="P92">[ERR]: Ошибка при чтении числа. Некорректный ввод.</text:p>
          </table:table-cell>
        </table:table-row>
        <table:table-row>
          <table:table-cell table:style-name="Таблица3.A2" office:value-type="string">
            <text:p text:style-name="P134">9</text:p>
          </table:table-cell>
          <table:table-cell table:style-name="Таблица3.A2" office:value-type="string">
            <text:p text:style-name="P160"><text:span text:style-name="T72">Некорректный ввод вещественного: несколько E/e</text:span></text:p>
          </table:table-cell>
          <table:table-cell table:style-name="Таблица3.A2" office:value-type="string">
            <text:p text:style-name="P152">123</text:p>
          </table:table-cell>
          <table:table-cell table:style-name="Таблица3.A2" office:value-type="string">
            <text:p text:style-name="P156">123e123e123</text:p>
          </table:table-cell>
          <table:table-cell table:style-name="Таблица3.E3" office:value-type="string">
            <text:p text:style-name="P93">[ERR]: Ошибка при чтении числа. Некорректный ввод.</text:p>
          </table:table-cell>
        </table:table-row>
        <table:table-row>
          <table:table-cell table:style-name="Таблица3.A2" office:value-type="string">
            <text:p text:style-name="P138">1<text:span text:style-name="T60">0</text:span></text:p>
          </table:table-cell>
          <table:table-cell table:style-name="Таблица3.A2" office:value-type="string">
            <text:p text:style-name="P127">Некорректный ввод вещественного: нет чисел</text:p>
          </table:table-cell>
          <table:table-cell table:style-name="Таблица3.A2" office:value-type="string">
            <text:p text:style-name="P125">123</text:p>
          </table:table-cell>
          <table:table-cell table:style-name="Таблица3.A2" office:value-type="string">
            <text:p text:style-name="P170">-.e+</text:p>
          </table:table-cell>
          <table:table-cell table:style-name="Таблица3.E3" office:value-type="string">
            <text:p text:style-name="P167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38">1<text:span text:style-name="T60">1</text:span></text:p>
          </table:table-cell>
          <table:table-cell table:style-name="Таблица3.A2" office:value-type="string">
            <text:p text:style-name="P114">Некорректный ввод вещественного: после [e/E][+/-] не следует чисел</text:p>
          </table:table-cell>
          <table:table-cell table:style-name="Таблица3.A2" office:value-type="string">
            <text:p text:style-name="P141">-<text:span text:style-name="T80">12345</text:span></text:p>
          </table:table-cell>
          <table:table-cell table:style-name="Таблица3.A2" office:value-type="string">
            <text:p text:style-name="P100">12e-</text:p>
          </table:table-cell>
          <table:table-cell table:style-name="Таблица3.E3" office:value-type="string">
            <text:p text:style-name="P168">[ERR]: Ошибка при чтении вещественного числа. Некорректный ввод.</text:p>
          </table:table-cell>
        </table:table-row>
        <table:table-row>
          <table:table-cell table:style-name="Таблица3.A2" office:value-type="string">
            <text:p text:style-name="P157">12</text:p>
          </table:table-cell>
          <table:table-cell table:style-name="Таблица3.A2" office:value-type="string">
            <text:p text:style-name="P114"><text:span text:style-name="T83">Н</text:span>екорректный ввод вещественного числа: недопустимые символы</text:p>
          </table:table-cell>
          <table:table-cell table:style-name="Таблица3.A2" office:value-type="string">
            <text:p text:style-name="P157">123</text:p>
          </table:table-cell>
          <table:table-cell table:style-name="Таблица3.A2" office:value-type="string">
            <text:p text:style-name="P101">abcd</text:p>
          </table:table-cell>
          <table:table-cell table:style-name="Таблица3.E3" office:value-type="string">
            <text:p text:style-name="P168">[ERR]: Ошибка при чтении вещественного числа. Некорректный ввод.</text:p>
          </table:table-cell>
        </table:table-row>
      </table:table>
      <text:p text:style-name="P88"/>
      <text:p text:style-name="P88"/>
      <text:p text:style-name="P88"/>
      <text:h text:style-name="P28" text:outline-level="1"><text:bookmark-start text:name="__RefHeading___Toc1497_12240432421"/><text:soft-page-break/>Ответы на контрольные вопросы<text:bookmark-end text:name="__RefHeading___Toc1497_12240432421"/></text:h>
      <text:p text:style-name="P41">1. Каков возможный диапазон чисел, представляемых в ПК?</text:p>
      <text:p text:style-name="P82"><text:span text:style-name="T19">Диапазон чисел зависит от разрядности процессора: максимальное число прямо пропорционально длине машинного слова (кол-во байт, обрабатываемых за один такт процессора). В наше время наиболее распространенными являются ПК с 64-разрядной архитектурой процессора, следовательно, для такого ПК максимальным значение</text:span><text:span text:style-name="T27">м</text:span><text:span text:style-name="T19"> целого числа будет</text:span><text:span text:style-name="T21"> 18 446 744 073 709 551 615 </text:span><text:span text:style-name="T26">(</text:span><text:span text:style-name="T27">64-разрядный беззнаковое целое, занимающее </text:span><text:span text:style-name="T26">8 байт).</text:span></text:p>
      <text:p text:style-name="P41">2. Какова возможная точность представления чисел, чем она определяется?</text:p>
      <text:p text:style-name="P83"><text:span text:style-name="T19">Точность представления вещественных чисел определяется количеством памяти, выделяемой для хранения мантиссы числа. Для мантиссы числа типа </text:span><text:span text:style-name="T40">double </text:span><text:span text:style-name="T19">выделяется 52 бита, с помощью этого мантисса числа может иметь значение до 4 503 599 627 370 496.</text:span></text:p>
      <text:p text:style-name="P41">3. Какие стандартные операции возможны над числами?</text:p>
      <text:p text:style-name="P43"><text:span text:style-name="T59">О</text:span>перации сложения, вычитания, умножения, делени<text:span text:style-name="T78">я</text:span>, взяти<text:span text:style-name="T78">я</text:span> остатка, сравнени<text:span text:style-name="T59">я, возведения в степень.</text:span></text:p>
      <text:p text:style-name="P42">4. Какой тип данных может выбрать программист, если обрабатываемые числа превышают возможный диапазон представления чисел в ПК?</text:p>
      <text:p text:style-name="P44">У данной задачи есть большое количество различных подходов: </text:p>
      <text:p text:style-name="P44">1. Можно использовать структуру, содержащую мантиссу, порядок, знак числа. (Причем мантиссу возможно хранить разными способами: как десятичное число или как число с 10000-СС).</text:p>
      <text:p text:style-name="P44">2. Можно хранить все число в массиве символов.</text:p>
      <text:p text:style-name="P84"><text:span text:style-name="T15">3. (Альтернатива) Для хранения мантиссы можно использовать связный список. Данный подход упрощал бы округление и смещение мантиссы.</text:span></text:p>
      <text:p text:style-name="P41">5. Как можно осуществить операции над числами, выходящими за рамки машинного представления?</text:p>
      <text:p text:style-name="P85"><text:bookmark-start text:name="__RefHeading___Toc1505_1224043242"/><text:span text:style-name="T18">Т.</text:span><text:span text:style-name="T17">к. компьютер не предоставляет работу с такими числами, то данные операции придется реализовать самостоятельно на программном уровне. (Или использовать уже готовые библиотеки для работы с большими числами).</text:span><text:bookmark-end text:name="__RefHeading___Toc1505_1224043242"/></text:p>
      <text:h text:style-name="P27" text:outline-level="1"/>
      <text:h text:style-name="P27" text:outline-level="1"><text:soft-page-break/>Вывод</text:h>
      <text:p text:style-name="P87"><text:span text:style-name="T14">Р</text:span><text:span text:style-name="T13">езультатом данной лабораторной работы является готовая программа, производящая умножение целого и вещественного чисел, выходящих за разрядную сетку компьютера. Программа взаимодействует </text:span><text:span text:style-name="T16">с пользователем через консольный интерфейс, все поступающие данные валидируются. </text:span></text:p>
      <text:p text:style-name="P86"><text:span text:style-name="T16"/></text:p>
      <text:p text:style-name="P86"><text:span text:style-name="T13">Для обработки </text:span><text:span text:style-name="T16">длинных</text:span><text:span text:style-name="T13"> чисел была разработана специальная структура данных, </text:span><text:span text:style-name="T16">позволяющая хранить всю необходимую информацию о числе: мантиссу, порядок, знак числ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style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style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style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style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text-align="start" style:justify-single-word="false"/>
      <style:text-properties fo:font-variant="small-caps" fo:color="#b85a22" loext:opacity="100%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dd8047" loext:opacity="100%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b85a22" loext:opacity="100%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text-align="start" style:justify-single-word="false"/>
      <style:text-properties fo:font-variant="small-caps" fo:color="#7a3c16" loext:opacity="100%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style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style:contextual-spacing="false" fo:text-indent="0cm" style:auto-text-indent="false" fo:background-color="#dd8047" fo:padding="0.353cm" fo:border="0.99pt solid #b85a22"/>
      <style:text-properties fo:color="#ffffff" loext:opacity="100%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style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loext:opacity="100%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loext:opacity="100%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loext:opacity="100%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loext:opacity="100%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loext:opacity="100%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loext:opacity="100%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Times New Roman" fo:font-family="'Times New Roman'" style:font-family-generic="roman" fo:font-size="14pt" fo:font-weight="normal" style:font-size-asian="12.25pt" style:font-weight-asian="normal" style:font-size-complex="14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span text:style-name="MT1"><text:page-number text:select-page="current">11</text:page-number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a</meta:initial-creator>
    <meta:editing-cycles>155</meta:editing-cycles>
    <meta:creation-date>2018-12-20T06:53:00</meta:creation-date>
    <dc:date>2023-09-26T03:17:12.551317336</dc:date>
    <meta:editing-duration>P1DT35M28S</meta:editing-duration>
    <meta:generator>LibreOffice/7.3.7.2$Linux_X86_64 LibreOffice_project/30$Build-2</meta:generator>
    <meta:document-statistic meta:table-count="3" meta:image-count="1" meta:object-count="0" meta:page-count="11" meta:paragraph-count="266" meta:word-count="1254" meta:character-count="9563" meta:non-whitespace-character-count="85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